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8A1ADA84B55F460B.png" manifest:media-type="image/png"/>
  <manifest:file-entry manifest:full-path="Pictures/100000010000020000000200E0335E4CB01BCB4C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20000000200654880643535B28C.png" manifest:media-type="image/png"/>
  <manifest:file-entry manifest:full-path="Pictures/10000001000002000000020067EE41E5680FEAA6.png" manifest:media-type="image/png"/>
  <manifest:file-entry manifest:full-path="Pictures/TablePreview1.svm" manifest:media-type=""/>
  <manifest:file-entry manifest:full-path="Pictures/10000001000002000000020039AEFD1081666349.png" manifest:media-type="image/png"/>
  <manifest:file-entry manifest:full-path="Pictures/10000001000002000000020081541553837D196E.png" manifest:media-type="image/png"/>
  <manifest:file-entry manifest:full-path="Pictures/TablePreview4.svm" manifest:media-type=""/>
  <manifest:file-entry manifest:full-path="Pictures/100000010000020000000200E0228C2571D464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d2126" draw:fill="solid" draw:fill-color="#1d2126" draw:textarea-horizontal-align="justify" draw:textarea-vertical-align="middle" draw:auto-grow-height="false" fo:min-height="15.5cm" fo:min-width="27.5cm" draw:shadow="hidden" style:protect="position size"/>
    </style:style>
    <style:style style:name="gr2" style:family="graphic" style:parent-style-name="standard">
      <style:graphic-properties svg:stroke-color="#232425" draw:fill="solid" draw:fill-color="#232425" draw:textarea-horizontal-align="justify" draw:textarea-vertical-align="middle" draw:auto-grow-height="false" fo:min-height="13.25cm" fo:min-width="3cm" style:protect="position size"/>
      <style:paragraph-properties style:writing-mode="lr-tb"/>
    </style:style>
    <style:style style:name="gr3" style:family="graphic" style:parent-style-name="standard">
      <style:graphic-properties svg:stroke-color="#232425" draw:fill="solid" draw:fill-color="#232425" draw:textarea-horizontal-align="justify" draw:textarea-vertical-align="middle" draw:auto-grow-height="false" fo:min-height="1.25cm" fo:min-width="27.5cm" style:protect="position size"/>
      <style:paragraph-properties style:writing-mode="lr-tb"/>
    </style:style>
    <style:style style:name="gr4" style:family="graphic" style:parent-style-name="standard">
      <style:graphic-properties svg:stroke-color="#232425" draw:fill="solid" draw:fill-color="#232425" draw:textarea-horizontal-align="justify" draw:textarea-vertical-align="middle" draw:auto-grow-height="false" fo:min-height="0.5cm" fo:min-width="27.5cm"/>
    </style:style>
    <style:style style:name="gr5" style:family="graphic" style:parent-style-name="objectwithoutfill">
      <style:graphic-properties svg:stroke-color="#d65307" draw:fill="none" draw:textarea-vertical-align="middle" style:protect="position size"/>
    </style:style>
    <style:style style:name="gr6" style:family="graphic" style:parent-style-name="objectwithoutfill">
      <style:graphic-properties svg:stroke-color="#d65307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86cm"/>
      <style:paragraph-properties style:writing-mode="lr-tb"/>
    </style:style>
    <style:style style:name="gr15" style:family="graphic" style:parent-style-name="standard">
      <style:graphic-properties style:protect="position size"/>
    </style:style>
    <style:style style:name="gr16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787cm"/>
      <style:paragraph-properties style:writing-mode="lr-tb"/>
    </style:style>
    <style:style style:name="gr18" style:family="graphic" style:parent-style-name="objectwithoutfill">
      <style:graphic-properties svg:stroke-color="#808080" draw:fill="none" draw:textarea-vertical-align="middle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0" style:family="graphic" style:parent-style-name="standard">
      <style:graphic-properties svg:stroke-color="#333333" draw:fill="solid" draw:fill-color="#d65307" draw:textarea-horizontal-align="justify" draw:textarea-vertical-align="middle" draw:auto-grow-height="false" fo:min-height="0.411cm" fo:min-width="1.75cm"/>
      <style:paragraph-properties style:writing-mode="lr-tb"/>
    </style:style>
    <style:style style:name="gr21" style:family="graphic" style:parent-style-name="standard">
      <style:graphic-properties draw:stroke="none" svg:stroke-color="#232425" draw:fill="solid" draw:fill-color="#2d2e2f" draw:textarea-horizontal-align="justify" draw:textarea-vertical-align="middle" draw:auto-grow-height="false" fo:min-height="1.25cm" fo:min-width="0cm" style:protect="position size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4" style:family="graphic" style:parent-style-name="standard">
      <style:graphic-properties svg:stroke-color="#1d2126" draw:fill="solid" draw:fill-color="#1d2126" draw:textarea-horizontal-align="justify" draw:textarea-vertical-align="middle" draw:auto-grow-height="false" fo:min-height="15.5cm" fo:min-width="27.5cm" draw:shadow="hidden" style:protect="position siz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6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333333" draw:fill="solid" draw:fill-color="#333333" draw:opacity="100%" draw:textarea-horizontal-align="justify" draw:textarea-vertical-align="middle" draw:auto-grow-height="false" fo:min-height="0.05cm" fo:min-width="0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svg:stroke-width="0.025cm" svg:stroke-color="#000000" draw:marker-start-width="0.238cm" draw:marker-end-width="0.238cm" draw:fill="none" draw:textarea-vertical-align="middle" fo:padding-top="0.138cm" fo:padding-bottom="0.138cm" fo:padding-left="0.263cm" fo:padding-right="0.263cm"/>
    </style:style>
    <style:style style:name="gr31" style:family="graphic" style:parent-style-name="standard">
      <style:graphic-properties svg:stroke-color="#d65307" draw:fill="solid" draw:fill-color="#d65307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d65307" draw:fill="solid" draw:fill-color="#d65307" draw:textarea-horizontal-align="justify" draw:textarea-vertical-align="middle" draw:auto-grow-height="false" fo:min-height="0.05cm" fo:min-width="0cm"/>
    </style:style>
    <style:style style:name="gr33" style:family="graphic" style:parent-style-name="objectwithoutfill">
      <style:graphic-properties svg:stroke-width="0.028cm" svg:stroke-color="#d65307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34" style:family="graphic" style:parent-style-name="objectwithoutfill">
      <style:graphic-properties svg:stroke-width="0.025cm" svg:stroke-color="#d65307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5" style:family="graphic" style:parent-style-name="standard">
      <style:graphic-properties svg:stroke-color="#232425" draw:fill-color="#333333" draw:textarea-horizontal-align="justify" draw:textarea-vertical-align="middle" draw:auto-grow-height="false" fo:min-height="0.2cm" fo:min-width="1.25cm" draw:shadow="hidden" loext:glow-radius="0cm" loext:softedge-radius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37cm"/>
      <style:paragraph-properties style:writing-mode="lr-tb"/>
    </style:style>
    <style:style style:name="gr37" style:family="graphic" style:parent-style-name="objectwithoutfill">
      <style:graphic-properties svg:stroke-width="0.018cm" svg:stroke-color="#ccccc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svg:stroke-color="#1d2126" draw:fill="solid" draw:fill-color="#1d2126" draw:textarea-horizontal-align="justify" draw:textarea-vertical-align="middle" draw:auto-grow-height="false" fo:min-height="15.5cm" fo:min-width="27.5cm" style:protect="position size"/>
    </style:style>
    <style:style style:name="gr39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05cm" fo:min-width="0cm"/>
    </style:style>
    <style:style style:name="gr41" style:family="graphic" style:parent-style-name="standard">
      <style:graphic-properties svg:stroke-color="#232425" draw:fill-color="#333333" draw:textarea-horizontal-align="justify" draw:textarea-vertical-align="middle" draw:auto-grow-height="false" fo:min-height="0.2cm" fo:min-width="1.258cm" draw:shadow="hidden" loext:glow-radius="0cm" loext:softedge-radius="0cm"/>
      <style:paragraph-properties style:writing-mode="lr-tb"/>
    </style:style>
    <style:style style:name="gr42" style:family="graphic" style:parent-style-name="standard">
      <style:graphic-properties svg:stroke-color="#333333" draw:fill-color="#333333" draw:textarea-horizontal-align="justify" draw:textarea-vertical-align="middle" draw:auto-grow-height="false" fo:min-height="1.25cm" fo:min-width="1.25cm"/>
    </style:style>
    <style:style style:name="gr43" style:family="graphic" style:parent-style-name="standard">
      <style:graphic-properties svg:stroke-width="0cm" svg:stroke-color="#d65307" draw:marker-start-width="0.2cm" draw:marker-end-width="0.2cm" svg:stroke-linecap="butt" draw:fill-color="#d65307" draw:textarea-horizontal-align="justify" draw:textarea-vertical-align="middle" draw:auto-grow-height="false" fo:min-height="0.25cm" fo:min-width="1.25cm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45" style:family="graphic" style:parent-style-name="objectwithoutfill">
      <style:graphic-properties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46" style:family="graphic" style:parent-style-name="objectwithoutfill">
      <style:graphic-properties svg:stroke-color="#666666" draw:fill="none" draw:textarea-vertical-align="middle"/>
    </style:style>
    <style:style style:name="co1" style:family="table-column">
      <style:table-column-properties style:column-width="1.461cm" style:use-optimal-column-width="false"/>
    </style:style>
    <style:style style:name="co2" style:family="table-column">
      <style:table-column-properties style:column-width="14.833cm" style:use-optimal-column-width="false"/>
    </style:style>
    <style:style style:name="co3" style:family="table-column">
      <style:table-column-properties style:column-width="2.196cm" style:use-optimal-column-width="false"/>
    </style:style>
    <style:style style:name="co4" style:family="table-column">
      <style:table-column-properties style:column-width="2.223cm" style:use-optimal-column-width="false"/>
    </style:style>
    <style:style style:name="co5" style:family="table-column">
      <style:table-column-properties style:column-width="2.644cm" style:use-optimal-column-width="false"/>
    </style:style>
    <style:style style:name="co6" style:family="table-column">
      <style:table-column-properties style:column-width="8.584cm" style:use-optimal-column-width="false"/>
    </style:style>
    <style:style style:name="co7" style:family="table-column">
      <style:table-column-properties style:column-width="8.158cm" style:use-optimal-column-width="false"/>
    </style:style>
    <style:style style:name="co8" style:family="table-column">
      <style:table-column-properties style:column-width="2.602cm" style:use-optimal-column-width="false"/>
    </style:style>
    <style:style style:name="co9" style:family="table-column">
      <style:table-column-properties style:column-width="2.552cm" style:use-optimal-column-width="false"/>
    </style:style>
    <style:style style:name="co10" style:family="table-column">
      <style:table-column-properties style:column-width="14.19cm" style:use-optimal-column-width="false"/>
    </style:style>
    <style:style style:name="ro1" style:family="table-row">
      <style:table-row-properties style:row-height="0.655cm" style:use-optimal-row-height="false"/>
    </style:style>
    <style:style style:name="ro2" style:family="table-row">
      <style:table-row-properties style:row-height="1.163cm" style:use-optimal-row-height="false"/>
    </style:style>
    <style:style style:name="ro3" style:family="table-row">
      <style:table-row-properties style:row-height="1.165cm" style:use-optimal-row-height="false"/>
    </style:style>
    <style:style style:name="ce1" style:family="table-cell">
      <loext:graphic-properties draw:fill="solid" draw:fill-color="#1d2126"/>
      <style:paragraph-properties fo:text-align="center" fo:border="0.03pt solid #666666"/>
      <style:text-properties fo:color="#cccccc" loext:opacity="100%" style:font-name="Ubuntu" fo:font-size="11pt" style:font-size-asian="10pt" style:font-size-complex="10pt"/>
    </style:style>
    <style:style style:name="ce2" style:family="table-cell">
      <loext:graphic-properties draw:fill="solid" draw:fill-color="#1d2126"/>
      <style:paragraph-properties fo:text-align="center" fo:border="0.03pt solid #666666"/>
      <style:text-properties fo:color="#cccccc" loext:opacity="100%" style:font-name="Ubuntu" fo:font-size="11pt"/>
    </style:style>
    <style:style style:name="ce3" style:family="table-cell">
      <loext:graphic-properties draw:fill="solid" draw:fill-color="#1d2126"/>
      <style:paragraph-properties fo:text-align="center" fo:border-left="0.03pt solid #666666" fo:border-right="0.03pt solid #666666" fo:border-top="0.03pt solid #666666" fo:border-bottom="none"/>
      <style:text-properties fo:color="#cccccc" loext:opacity="100%" style:font-name="Ubuntu" fo:font-size="11pt"/>
    </style:style>
    <style:style style:name="ce4" style:family="table-cell">
      <loext:graphic-properties draw:fill="solid" draw:fill-color="#1d2126"/>
      <style:paragraph-properties fo:text-align="center" fo:border-left="none" fo:border-right="0.03pt solid #666666" fo:border-top="0.03pt solid #666666" fo:border-bottom="none"/>
      <style:text-properties fo:color="#cccccc" loext:opacity="100%" style:font-name="Ubuntu" fo:font-size="11pt"/>
    </style:style>
    <style:style style:name="ce5" style:family="table-cell">
      <loext:graphic-properties draw:fill="solid" draw:fill-color="#1d2126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11pt"/>
    </style:style>
    <style:style style:name="ce6" style:family="table-cell">
      <loext:graphic-properties draw:fill="solid" draw:fill-color="#1d2126"/>
      <style:paragraph-properties fo:text-align="center" fo:border-left="none" fo:border-right="0.03pt solid #666666" fo:border-top="0.03pt solid #666666" fo:border-bottom="0.03pt solid #666666"/>
      <style:text-properties fo:color="#cccccc" loext:opacity="100%" style:font-name="Ubuntu" fo:font-size="11pt"/>
    </style:style>
    <style:style style:name="ce7" style:family="table-cell">
      <loext:graphic-properties draw:fill="solid" draw:fill-color="#1d2126"/>
      <style:paragraph-properties fo:text-align="center" fo:border-left="0.03pt solid #666666" fo:border-right="0.03pt solid #666666" fo:border-top="none" fo:border-bottom="0.03pt solid #666666"/>
      <style:text-properties fo:color="#cccccc" loext:opacity="100%" style:font-name="Ubuntu" fo:font-size="11pt"/>
    </style:style>
    <style:style style:name="ce8" style:family="table-cell">
      <loext:graphic-properties draw:fill="solid" draw:fill-color="#1d2126"/>
      <style:paragraph-properties fo:text-align="center" fo:border-left="0.03pt solid #666666" fo:border-right="none" fo:border-top="0.03pt solid #666666" fo:border-bottom="0.03pt solid #666666"/>
      <style:text-properties fo:color="#cccccc" loext:opacity="100%" style:font-name="Ubuntu" fo:font-size="11pt"/>
    </style:style>
    <style:style style:name="ce9" style:family="table-cell">
      <loext:graphic-properties draw:fill="solid" draw:fill-color="#1d2126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11pt" style:font-size-asian="11pt" style:font-size-complex="11pt"/>
    </style:style>
    <style:style style:name="ce10" style:family="table-cell">
      <loext:graphic-properties draw:fill="solid" draw:fill-color="#1d2126"/>
      <style:paragraph-properties fo:text-align="center" fo:border="0.03pt solid #666666"/>
      <style:text-properties fo:color="#cccccc" loext:opacity="100%" style:font-name="Ubuntu" fo:font-size="11pt" fo:font-style="italic" style:font-style-asian="italic" style:font-style-complex="italic"/>
    </style:style>
    <style:style style:name="ce11" style:family="table-cell">
      <loext:graphic-properties draw:fill="solid" draw:fill-color="#1d2126"/>
      <style:paragraph-properties fo:border="0.03pt solid #666666"/>
      <style:text-properties fo:color="#cccccc" loext:opacity="100%" style:font-name="Ubuntu" fo:font-size="11pt" fo:font-style="normal" style:font-size-asian="11pt" style:font-style-asian="normal" style:font-size-complex="11pt" style:font-style-complex="normal"/>
    </style:style>
    <style:style style:name="ce12" style:family="table-cell">
      <loext:graphic-properties draw:fill="solid" draw:fill-color="#1d2126"/>
      <style:paragraph-properties fo:border="0.03pt solid #666666"/>
      <style:text-properties fo:color="#cccccc" loext:opacity="100%" style:font-name="Ubuntu" fo:font-size="11pt" style:font-size-asian="11pt" style:font-size-complex="11pt"/>
    </style:style>
    <style:style style:name="P1" style:family="paragraph">
      <loext:graphic-properties draw:fill="solid" draw:fill-color="#1d2126"/>
      <style:paragraph-properties fo:text-align="center"/>
    </style:style>
    <style:style style:name="P2" style:family="paragraph">
      <loext:graphic-properties draw:fill="solid" draw:fill-color="#232425"/>
      <style:paragraph-properties fo:text-align="center" style:writing-mode="lr-tb"/>
    </style:style>
    <style:style style:name="P3" style:family="paragraph">
      <loext:graphic-properties draw:fill="solid" draw:fill-color="#23242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ccccc" loext:opacity="100%" style:font-name="Ubuntu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d65307" loext:opacity="100%" style:font-name="Ubuntu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cccccc" loext:opacity="100%" style:font-name="Ubuntu" fo:font-size="11pt" style:font-size-asian="10pt" style:font-size-complex="10pt"/>
    </style:style>
    <style:style style:name="P9" style:family="paragraph">
      <style:paragraph-properties fo:text-align="center"/>
      <style:text-properties fo:color="#cccccc" loext:opacity="100%" style:font-name="Ubuntu" fo:font-size="11pt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style:font-name="Ubuntu" style:text-underline-style="solid" style:text-underline-width="auto" style:text-und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d65307" loext:opacity="100%" style:font-name="Ubuntu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color="#cccccc" loext:opacity="100%" style:font-name="Ubuntu" fo:font-size="10pt" style:font-size-asian="10pt" style:font-size-complex="10pt"/>
    </style:style>
    <style:style style:name="P15" style:family="paragraph">
      <style:paragraph-properties fo:text-align="center"/>
      <style:text-properties fo:color="#cccccc" loext:opacity="100%" style:font-name="Ubuntu" fo:font-size="11pt" style:font-size-asian="11pt" style:font-size-complex="11pt"/>
    </style:style>
    <style:style style:name="P16" style:family="paragraph">
      <style:paragraph-properties fo:text-align="center"/>
      <style:text-properties fo:color="#cccccc" loext:opacity="100%" style:font-name="Ubuntu" fo:font-size="11pt" fo:font-style="italic" style:font-style-asian="italic" style:font-style-complex="italic"/>
    </style:style>
    <style:style style:name="P17" style:family="paragraph">
      <style:paragraph-properties fo:text-align="center" style:writing-mode="lr-tb"/>
      <style:text-properties fo:color="#232425" loext:opacity="100%" style:font-name="Ubuntu" fo:font-size="10pt" style:font-size-asian="10pt" style:font-size-complex="10pt"/>
    </style:style>
    <style:style style:name="P18" style:family="paragraph">
      <loext:graphic-properties draw:fill="solid" draw:fill-color="#d65307"/>
      <style:paragraph-properties fo:text-align="center" style:writing-mode="lr-tb"/>
      <style:text-properties fo:color="#232425" loext:opacity="100%" style:font-name="Ubuntu" fo:font-size="10pt" style:font-size-asian="10pt" style:font-size-complex="10pt"/>
    </style:style>
    <style:style style:name="P19" style:family="paragraph">
      <loext:graphic-properties draw:fill="solid" draw:fill-color="#2d2e2f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solid" draw:fill-color="#1d2126"/>
      <style:paragraph-properties fo:text-align="center" style:writing-mode="lr-tb"/>
    </style:style>
    <style:style style:name="P22" style:family="paragraph">
      <style:text-properties fo:color="#cccccc" loext:opacity="100%"/>
    </style:style>
    <style:style style:name="P23" style:family="paragraph">
      <style:text-properties fo:color="#cccccc" loext:opacity="100%" style:font-name="Ubuntu" fo:font-size="11pt" style:font-size-asian="11pt" style:font-size-complex="11pt"/>
    </style:style>
    <style:style style:name="P24" style:family="paragraph">
      <loext:graphic-properties draw:fill="none" draw:fill-color="#ffffff"/>
      <style:paragraph-properties style:writing-mode="lr-tb"/>
      <style:text-properties fo:color="#ffffff" loext:opacity="100%" style:font-name="Ubuntu" fo:font-size="18pt" style:text-underline-style="solid" style:text-underline-width="auto" style:text-underline-color="font-color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fo:color="#cccccc" loext:opacity="100%" style:font-name="Ubuntu" fo:font-size="11pt" style:font-size-asian="11pt" style:font-size-complex="11pt"/>
    </style:style>
    <style:style style:name="P26" style:family="paragraph">
      <style:text-properties fo:font-style="italic" style:font-style-asian="italic" style:font-style-complex="italic"/>
    </style:style>
    <style:style style:name="P27" style:family="paragraph">
      <loext:graphic-properties draw:fill="none" draw:fill-color="#ffffff"/>
      <style:paragraph-properties style:writing-mode="lr-tb"/>
      <style:text-properties fo:color="#cccccc" loext:opacity="100%" style:font-name="Ubuntu" fo:font-size="11pt" fo:font-style="italic" style:font-size-asian="11pt" style:font-style-asian="italic" style:font-size-complex="11pt" style:font-style-complex="italic"/>
    </style:style>
    <style:style style:name="P28" style:family="paragraph">
      <loext:graphic-properties draw:fill="solid" draw:fill-color="#333333"/>
      <style:paragraph-properties fo:text-align="center"/>
    </style:style>
    <style:style style:name="P29" style:family="paragraph">
      <loext:graphic-properties draw:fill="solid" draw:fill-color="#333333" draw:opacity="100%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solid" draw:fill-color="#d65307"/>
      <style:paragraph-properties fo:text-align="center"/>
    </style:style>
    <style:style style:name="P3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3" style:family="paragraph">
      <loext:graphic-properties draw:fill-color="#333333"/>
      <style:paragraph-properties fo:text-align="start"/>
      <style:text-properties style:font-name="Ubuntu" fo:font-size="11pt" style:font-size-asian="11pt" style:font-size-complex="11pt"/>
    </style:style>
    <style:style style:name="P34" style:family="paragraph">
      <loext:graphic-properties draw:fill="none" draw:fill-color="#ffffff"/>
      <style:text-properties fo:color="#cccccc" loext:opacity="100%" style:font-name="Ubuntu" fo:font-size="11pt" style:font-size-asian="11pt" style:font-size-complex="11pt"/>
    </style:style>
    <style:style style:name="P35" style:family="paragraph">
      <style:text-properties fo:color="#d65307" loext:opacity="100%"/>
    </style:style>
    <style:style style:name="P36" style:family="paragraph">
      <loext:graphic-properties draw:fill="solid" draw:fill-color="#808080"/>
      <style:paragraph-properties fo:text-align="center"/>
    </style:style>
    <style:style style:name="P37" style:family="paragraph">
      <loext:graphic-properties draw:fill-color="#333333"/>
      <style:paragraph-properties fo:text-align="center"/>
    </style:style>
    <style:style style:name="P38" style:family="paragraph">
      <loext:graphic-properties draw:fill-color="#d65307"/>
      <style:paragraph-properties fo:text-align="center"/>
    </style:style>
    <style:style style:name="P39" style:family="paragraph">
      <style:paragraph-properties fo:text-align="start"/>
      <style:text-properties fo:color="#cccccc" loext:opacity="100%" style:font-name="Ubuntu" fo:font-size="11pt" style:font-size-asian="11pt" style:font-size-complex="11pt"/>
    </style:style>
    <style:style style:name="P40" style:family="paragraph">
      <loext:graphic-properties draw:fill="none" draw:fill-color="#ffffff"/>
      <style:paragraph-properties fo:text-align="start"/>
      <style:text-properties fo:color="#cccccc" loext:opacity="100%" style:font-name="Ubuntu" fo:font-size="11pt" fo:background-color="#d65307" style:font-size-asian="11pt" style:font-size-complex="11pt"/>
    </style:style>
    <style:style style:name="P41" style:family="paragraph">
      <loext:graphic-properties draw:fill="none" draw:fill-color="#ffffff"/>
      <style:paragraph-properties fo:text-align="start"/>
      <style:text-properties fo:color="#cccccc" loext:opacity="100%" style:font-name="Ubuntu" fo:font-size="11pt" style:font-size-asian="11pt" style:font-size-complex="11pt"/>
    </style:style>
    <style:style style:name="T1" style:family="text">
      <style:text-properties fo:color="#cccccc" loext:opacity="100%" style:font-name="Ubuntu" fo:font-size="12pt" style:font-size-asian="12pt" style:font-size-complex="12pt"/>
    </style:style>
    <style:style style:name="T2" style:family="text">
      <style:text-properties fo:color="#cccccc" loext:opacity="100%" style:font-name="Ubuntu" fo:font-size="12pt" fo:language="en" fo:country="US" style:font-size-asian="12pt" style:font-size-complex="12pt"/>
    </style:style>
    <style:style style:name="T3" style:family="text">
      <style:text-properties fo:color="#d65307" loext:opacity="100%" style:font-name="Ubuntu" fo:font-size="12pt" style:font-size-asian="12pt" style:font-size-complex="12pt"/>
    </style:style>
    <style:style style:name="T4" style:family="text">
      <style:text-properties fo:color="#d65307" loext:opacity="100%" style:font-name="Ubuntu" fo:font-size="12pt" fo:language="en" fo:country="US" style:font-size-asian="12pt" style:font-size-complex="12pt"/>
    </style:style>
    <style:style style:name="T5" style:family="text">
      <style:text-properties fo:color="#cccccc" loext:opacity="100%" style:font-name="Ubuntu" fo:font-size="11pt" fo:language="en" fo:country="US" style:font-size-asian="10pt" style:font-size-complex="10pt"/>
    </style:style>
    <style:style style:name="T6" style:family="text">
      <style:text-properties fo:color="#cccccc" loext:opacity="100%" style:font-name="Ubuntu" fo:font-size="11pt" style:font-size-asian="10pt" style:font-size-complex="10pt"/>
    </style:style>
    <style:style style:name="T7" style:family="text">
      <style:text-properties fo:color="#cccccc" loext:opacity="100%" style:font-name="Ubuntu" fo:font-size="11pt"/>
    </style:style>
    <style:style style:name="T8" style:family="text">
      <style:text-properties fo:color="#ffffff" loext:opacity="100%" style:font-name="Ubuntu" fo:language="en" fo:country="US" style:text-underline-style="solid" style:text-underline-width="auto" style:text-underline-color="font-color"/>
    </style:style>
    <style:style style:name="T9" style:family="text">
      <style:text-properties fo:color="#ffffff" loext:opacity="100%" style:font-name="Ubuntu" style:text-underline-style="solid" style:text-underline-width="auto" style:text-underline-color="font-color"/>
    </style:style>
    <style:style style:name="T10" style:family="text">
      <style:text-properties fo:color="#ffffff" loext:opacity="100%" style:font-name="Ubuntu" fo:language="en" fo:country="US"/>
    </style:style>
    <style:style style:name="T11" style:family="text">
      <style:text-properties fo:color="#ffffff" loext:opacity="100%" style:font-name="Ubuntu"/>
    </style:style>
    <style:style style:name="T12" style:family="text">
      <style:text-properties fo:color="#d65307" loext:opacity="100%" style:font-name="Ubuntu" fo:font-size="10pt" fo:language="en" fo:country="US" style:font-size-asian="10pt" style:font-size-complex="10pt"/>
    </style:style>
    <style:style style:name="T13" style:family="text">
      <style:text-properties fo:color="#d65307" loext:opacity="100%" style:font-name="Ubuntu" fo:font-size="10pt" style:font-size-asian="10pt" style:font-size-complex="10pt"/>
    </style:style>
    <style:style style:name="T14" style:family="text">
      <style:text-properties fo:color="#cccccc" loext:opacity="100%" style:font-name="Ubuntu" fo:font-size="10pt" fo:language="en" fo:country="US" style:font-size-asian="10pt" style:font-size-complex="10pt"/>
    </style:style>
    <style:style style:name="T15" style:family="text">
      <style:text-properties fo:color="#cccccc" loext:opacity="100%" style:font-name="Ubuntu" fo:font-size="10pt" style:font-size-asian="10pt" style:font-size-complex="10pt"/>
    </style:style>
    <style:style style:name="T16" style:family="text">
      <style:text-properties fo:color="#cccccc" loext:opacity="100%" style:font-name="Ubuntu" fo:font-size="11pt" style:font-size-asian="11pt" style:font-size-complex="11pt"/>
    </style:style>
    <style:style style:name="T17" style:family="text">
      <style:text-properties fo:color="#cccccc" loext:opacity="100%" style:font-name="Ubuntu" fo:font-size="11pt" fo:language="en" fo:country="US" fo:font-style="italic" style:font-style-asian="italic" style:font-style-complex="italic"/>
    </style:style>
    <style:style style:name="T18" style:family="text">
      <style:text-properties fo:color="#232425" loext:opacity="100%" style:font-name="Ubuntu" fo:font-size="10pt" fo:language="en" fo:country="US" style:font-size-asian="10pt" style:font-size-complex="10pt"/>
    </style:style>
    <style:style style:name="T19" style:family="text">
      <style:text-properties fo:color="#cccccc" loext:opacity="100%" style:font-name="Ubuntu" fo:font-size="11pt" fo:font-style="normal" style:font-size-asian="11pt" style:font-style-asian="normal" style:font-size-complex="11pt" style:font-style-complex="normal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Ubuntu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Ubuntu" fo:font-size="9pt" fo:font-style="normal" style:font-size-asian="9pt" style:font-style-asian="normal" style:font-size-complex="9pt" style:font-style-complex="normal"/>
    </style:style>
    <style:style style:name="T22" style:family="text">
      <style:text-properties fo:color="#ffffff" loext:opacity="100%" style:font-name="Ubuntu" fo:font-size="18pt" fo:language="en" fo:country="US" style:text-underline-style="solid" style:text-underline-width="auto" style:text-underline-color="font-color" style:font-size-asian="18pt" style:font-size-complex="18pt"/>
    </style:style>
    <style:style style:name="T23" style:family="text">
      <style:text-properties fo:color="#cccccc" loext:opacity="100%" style:font-name="Ubuntu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3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8cm" svg:height="1.5cm" svg:x="0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25cm" svg:x2="28cm" svg:y2="14.2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75cm" svg:height="0.75cm" svg:x="0.648cm" svg:y="14.4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6" draw:layer="layout" svg:width="1.403cm" svg:height="0.75cm" svg:x="0.347cm" svg:y="15.1cm">
          <draw:text-box>
            <text:p><text:span text:style-name="T3">New</text:span></text:p>
          </draw:text-box>
        </draw:frame>
        <draw:frame draw:style-name="gr9" draw:text-style-name="P4" draw:layer="layout" svg:width="0.75cm" svg:height="0.75cm" svg:x="2.416cm" svg:y="14.4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1" draw:text-style-name="P6" draw:layer="layout" svg:width="1.269cm" svg:height="0.731cm" svg:x="2.15cm" svg:y="15.1cm">
          <draw:text-box>
            <text:p><text:span text:style-name="T4">Edit</text:span></text:p>
          </draw:text-box>
        </draw:frame>
        <draw:frame draw:style-name="gr9" draw:text-style-name="P4" draw:layer="layout" svg:width="0.75cm" svg:height="0.75cm" svg:x="4.55cm" svg:y="14.4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2" draw:text-style-name="P6" draw:layer="layout" svg:width="1.805cm" svg:height="0.74cm" svg:x="3.95cm" svg:y="15.11cm">
          <draw:text-box>
            <text:p><text:span text:style-name="T3">Exp</text:span><text:span text:style-name="T3">ort</text:span></text:p>
          </draw:text-box>
        </draw:frame>
        <draw:frame draw:style-name="gr9" draw:text-style-name="P4" draw:layer="layout" svg:width="0.75cm" svg:height="0.75cm" svg:x="6.5cm" svg:y="14.4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3" draw:text-style-name="P6" draw:layer="layout" svg:width="1.396cm" svg:height="0.737cm" svg:x="6.15cm" svg:y="15.1cm">
          <draw:text-box>
            <text:p><text:span text:style-name="T4">Save</text:span></text:p>
          </draw:text-box>
        </draw:frame>
        <draw:frame draw:style-name="gr9" draw:text-style-name="P4" draw:layer="layout" svg:width="0.75cm" svg:height="0.75cm" svg:x="8.5cm" svg:y="14.4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4" draw:text-style-name="P6" draw:layer="layout" svg:width="1.595cm" svg:height="0.736cm" svg:x="8.05cm" svg:y="15.1cm">
          <draw:text-box>
            <text:p><text:span text:style-name="T4">Ope</text:span><text:span text:style-name="T4">n</text:span></text:p>
          </draw:text-box>
        </draw:frame>
        <draw:frame draw:style-name="gr15" draw:layer="layout" svg:width="23.356cm" svg:height="7.666cm" svg:x="4cm" svg:y="2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5">Place</text:span></text:p>
              </table:table-cell>
              <table:table-cell>
                <text:p text:style-name="P8"><text:span text:style-name="T6">Team</text:span></text:p>
              </table:table-cell>
              <table:table-cell>
                <text:p text:style-name="P8"><text:span text:style-name="T6">Points</text:span></text:p>
              </table:table-cell>
              <table:table-cell>
                <text:p text:style-name="P8"><text:span text:style-name="T6">Quotient</text:span></text:p>
              </table:table-cell>
              <table:table-cell>
                <text:p text:style-name="P8"><text:span text:style-name="T6">Stockpoints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1</text:span></text:p>
              </table:table-cell>
              <table:table-cell>
                <text:p text:style-name="P9"><text:span text:style-name="T7">Sample Team I</text:span></text:p>
              </table:table-cell>
              <table:table-cell>
                <text:p text:style-name="P9"><text:span text:style-name="T7">2 : 0</text:span></text:p>
              </table:table-cell>
              <table:table-cell>
                <text:p text:style-name="P9"><text:span text:style-name="T7">3.667</text:span></text:p>
              </table:table-cell>
              <table:table-cell>
                <text:p text:style-name="P9"><text:span text:style-name="T7">11 : 3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2</text:span></text:p>
              </table:table-cell>
              <table:table-cell>
                <text:p text:style-name="P9"><text:span text:style-name="T7">Sample Team E</text:span></text:p>
              </table:table-cell>
              <table:table-cell>
                <text:p text:style-name="P9"><text:span text:style-name="T7">2 : 0</text:span></text:p>
              </table:table-cell>
              <table:table-cell>
                <text:p text:style-name="P9"><text:span text:style-name="T7">2.200</text:span></text:p>
              </table:table-cell>
              <table:table-cell>
                <text:p text:style-name="P9"><text:span text:style-name="T7">11 : 5</text:span></text:p>
              </table:table-cell>
            </table:table-row>
            <table:table-row table:style-name="ro1" table:default-cell-style-name="ce2">
              <table:table-cell table:style-name="ce3">
                <text:p text:style-name="P9"><text:span text:style-name="T7">3</text:span></text:p>
              </table:table-cell>
              <table:table-cell>
                <text:p text:style-name="P9"><text:span text:style-name="T7">Sample Team G</text:span></text:p>
              </table:table-cell>
              <table:table-cell>
                <text:p text:style-name="P9"><text:span text:style-name="T7">2 : 0</text:span></text:p>
              </table:table-cell>
              <table:table-cell>
                <text:p text:style-name="P9"><text:span text:style-name="T7">1.444</text:span></text:p>
              </table:table-cell>
              <table:table-cell>
                <text:p text:style-name="P9"><text:span text:style-name="T7">13 : 9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4</text:span></text:p>
              </table:table-cell>
              <table:table-cell table:style-name="ce4">
                <text:p text:style-name="P9"><text:span text:style-name="T7">Sample Team A</text:span></text:p>
              </table:table-cell>
              <table:table-cell>
                <text:p text:style-name="P9"><text:span text:style-name="T7">2 : 0</text:span></text:p>
              </table:table-cell>
              <table:table-cell>
                <text:p text:style-name="P9"><text:span text:style-name="T7">1.308</text:span></text:p>
              </table:table-cell>
              <table:table-cell>
                <text:p text:style-name="P9"><text:span text:style-name="T7">17 : 13</text:span></text:p>
              </table:table-cell>
            </table:table-row>
            <table:table-row table:style-name="ro1" table:default-cell-style-name="ce2">
              <table:table-cell table:style-name="ce5">
                <text:p text:style-name="P9"><text:span text:style-name="T7">5</text:span></text:p>
              </table:table-cell>
              <table:table-cell>
                <text:p text:style-name="P9"><text:span text:style-name="T7">Sample Team C</text:span></text:p>
              </table:table-cell>
              <table:table-cell table:style-name="ce6">
                <text:p text:style-name="P9"><text:span text:style-name="T7">1 : 1</text:span></text:p>
              </table:table-cell>
              <table:table-cell>
                <text:p text:style-name="P9"><text:span text:style-name="T7">1.000</text:span></text:p>
              </table:table-cell>
              <table:table-cell>
                <text:p text:style-name="P9"><text:span text:style-name="T7">9 : 9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6</text:span></text:p>
              </table:table-cell>
              <table:table-cell table:style-name="ce7">
                <text:p text:style-name="P9"><text:span text:style-name="T7">Sample Team H</text:span></text:p>
              </table:table-cell>
              <table:table-cell>
                <text:p text:style-name="P9"><text:span text:style-name="T7">1 : 1</text:span></text:p>
              </table:table-cell>
              <table:table-cell>
                <text:p text:style-name="P9"><text:span text:style-name="T7">1.000</text:span></text:p>
              </table:table-cell>
              <table:table-cell>
                <text:p text:style-name="P9"><text:span text:style-name="T7">9 : 9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7</text:span></text:p>
              </table:table-cell>
              <table:table-cell table:style-name="ce3">
                <text:p text:style-name="P9"><text:span text:style-name="T7">Sample Team J</text:span></text:p>
              </table:table-cell>
              <table:table-cell>
                <text:p text:style-name="P9"><text:span text:style-name="T7">0 : 2</text:span></text:p>
              </table:table-cell>
              <table:table-cell>
                <text:p text:style-name="P9"><text:span text:style-name="T7">0.765</text:span></text:p>
              </table:table-cell>
              <table:table-cell>
                <text:p text:style-name="P9"><text:span text:style-name="T7">13 : 17</text:span></text:p>
              </table:table-cell>
            </table:table-row>
            <table:table-row table:style-name="ro1" table:default-cell-style-name="ce2">
              <table:table-cell table:style-name="ce8">
                <text:p text:style-name="P9"><text:span text:style-name="T7">8</text:span></text:p>
              </table:table-cell>
              <table:table-cell>
                <text:p text:style-name="P9"><text:span text:style-name="T7">Sample Team D</text:span></text:p>
              </table:table-cell>
              <table:table-cell table:style-name="ce6">
                <text:p text:style-name="P9"><text:span text:style-name="T7">0 : 2</text:span></text:p>
              </table:table-cell>
              <table:table-cell>
                <text:p text:style-name="P9"><text:span text:style-name="T7">0.692</text:span></text:p>
              </table:table-cell>
              <table:table-cell>
                <text:p text:style-name="P9"><text:span text:style-name="T7">9 : 13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9</text:span></text:p>
              </table:table-cell>
              <table:table-cell table:style-name="ce7">
                <text:p text:style-name="P9"><text:span text:style-name="T7">Sample Team F</text:span></text:p>
              </table:table-cell>
              <table:table-cell>
                <text:p text:style-name="P9"><text:span text:style-name="T7">0 : 2</text:span></text:p>
              </table:table-cell>
              <table:table-cell>
                <text:p text:style-name="P9"><text:span text:style-name="T7">0.455</text:span></text:p>
              </table:table-cell>
              <table:table-cell>
                <text:p text:style-name="P9"><text:span text:style-name="T7">5 : 11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10</text:span></text:p>
              </table:table-cell>
              <table:table-cell>
                <text:p text:style-name="P9"><text:span text:style-name="T7">Sample Team B</text:span></text:p>
              </table:table-cell>
              <table:table-cell>
                <text:p text:style-name="P9"><text:span text:style-name="T7">0 : 2</text:span></text:p>
              </table:table-cell>
              <table:table-cell>
                <text:p text:style-name="P9"><text:span text:style-name="T7">0.273</text:span></text:p>
              </table:table-cell>
              <table:table-cell>
                <text:p text:style-name="P9"><text:span text:style-name="T7">3 : 11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5" draw:text-style-name="P4" draw:layer="layout" svg:x1="3.5cm" svg:y1="0.75cm" svg:x2="3.5cm" svg:y2="14.25cm">
          <text:p/>
        </draw:line>
        <draw:frame draw:style-name="gr16" draw:text-style-name="P10" draw:layer="layout" svg:width="4.75cm" svg:height="0.963cm" svg:x="3.75cm" svg:y="1cm">
          <draw:text-box>
            <text:p><text:span text:style-name="T8">Gr</text:span><text:span text:style-name="T8">ou</text:span><text:span text:style-name="T8">p</text:span><text:span text:style-name="T9"> </text:span><text:span text:style-name="T8">BL</text:span><text:span text:style-name="T8">UE</text:span></text:p>
          </draw:text-box>
        </draw:frame>
        <draw:frame draw:style-name="gr17" draw:text-style-name="P12" draw:layer="layout" svg:width="3.041cm" svg:height="1.037cm" svg:x="11.75cm" svg:y="1cm">
          <draw:text-box>
            <text:p text:style-name="P11"><text:span text:style-name="T10">Ba</text:span><text:span text:style-name="T10">tch</text:span><text:span text:style-name="T11"> </text:span><text:span text:style-name="T11">1</text:span></text:p>
          </draw:text-box>
        </draw:frame>
        <draw:frame draw:style-name="gr10" draw:text-style-name="P13" draw:layer="layout" svg:width="3.5cm" svg:height="0.75cm" svg:x="0cm" svg:y="1cm">
          <draw:text-box>
            <text:p><text:span text:style-name="T12">Grou</text:span><text:span text:style-name="T12">p</text:span><text:span text:style-name="T13"> </text:span><text:span text:style-name="T12">BLUE</text:span></text:p>
          </draw:text-box>
        </draw:frame>
        <draw:frame draw:style-name="gr10" draw:text-style-name="P14" draw:layer="layout" svg:width="3.5cm" svg:height="0.75cm" svg:x="0cm" svg:y="1.75cm">
          <draw:text-box>
            <text:p><text:span text:style-name="T14">Grou</text:span><text:span text:style-name="T14">p</text:span><text:span text:style-name="T15"> </text:span><text:span text:style-name="T15">RED</text:span></text:p>
          </draw:text-box>
        </draw:frame>
        <draw:line draw:style-name="gr18" draw:text-style-name="P4" draw:layer="layout" svg:x1="0.2cm" svg:y1="2.75cm" svg:x2="3.05cm" svg:y2="2.75cm">
          <text:p/>
        </draw:line>
        <draw:frame draw:style-name="gr10" draw:text-style-name="P13" draw:layer="layout" svg:width="3.5cm" svg:height="0.75cm" svg:x="0cm" svg:y="3cm">
          <draw:text-box>
            <text:p><text:span text:style-name="T12">Over</text:span><text:span text:style-name="T12">view</text:span></text:p>
          </draw:text-box>
        </draw:frame>
        <draw:frame draw:style-name="gr10" draw:text-style-name="P14" draw:layer="layout" svg:width="3.5cm" svg:height="0.75cm" svg:x="0cm" svg:y="3.7cm">
          <draw:text-box>
            <text:p><text:span text:style-name="T15">Enter </text:span><text:span text:style-name="T14">result</text:span><text:span text:style-name="T14">s</text:span></text:p>
          </draw:text-box>
        </draw:frame>
        <draw:frame draw:style-name="gr10" draw:text-style-name="P14" draw:layer="layout" svg:width="3.5cm" svg:height="0.75cm" svg:x="0cm" svg:y="4.4cm">
          <draw:text-box>
            <text:p><text:span text:style-name="T14">Matc</text:span><text:span text:style-name="T14">h </text:span><text:span text:style-name="T14">Histo</text:span><text:span text:style-name="T14">ry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3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8cm" svg:height="1.5cm" svg:x="0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25cm" svg:x2="28cm" svg:y2="14.2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75cm" svg:height="0.75cm" svg:x="0.648cm" svg:y="14.4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6" draw:layer="layout" svg:width="1.403cm" svg:height="0.75cm" svg:x="0.347cm" svg:y="15.1cm">
          <draw:text-box>
            <text:p><text:span text:style-name="T3">New</text:span></text:p>
          </draw:text-box>
        </draw:frame>
        <draw:frame draw:style-name="gr9" draw:text-style-name="P4" draw:layer="layout" svg:width="0.75cm" svg:height="0.75cm" svg:x="2.416cm" svg:y="14.4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1" draw:text-style-name="P6" draw:layer="layout" svg:width="1.269cm" svg:height="0.731cm" svg:x="2.15cm" svg:y="15.1cm">
          <draw:text-box>
            <text:p><text:span text:style-name="T4">Edit</text:span></text:p>
          </draw:text-box>
        </draw:frame>
        <draw:frame draw:style-name="gr9" draw:text-style-name="P4" draw:layer="layout" svg:width="0.75cm" svg:height="0.75cm" svg:x="4.55cm" svg:y="14.4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2" draw:text-style-name="P6" draw:layer="layout" svg:width="1.805cm" svg:height="0.74cm" svg:x="3.95cm" svg:y="15.11cm">
          <draw:text-box>
            <text:p><text:span text:style-name="T3">Exp</text:span><text:span text:style-name="T3">ort</text:span></text:p>
          </draw:text-box>
        </draw:frame>
        <draw:frame draw:style-name="gr9" draw:text-style-name="P4" draw:layer="layout" svg:width="0.75cm" svg:height="0.75cm" svg:x="6.5cm" svg:y="14.4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3" draw:text-style-name="P6" draw:layer="layout" svg:width="1.396cm" svg:height="0.737cm" svg:x="6.15cm" svg:y="15.1cm">
          <draw:text-box>
            <text:p><text:span text:style-name="T4">Save</text:span></text:p>
          </draw:text-box>
        </draw:frame>
        <draw:frame draw:style-name="gr9" draw:text-style-name="P4" draw:layer="layout" svg:width="0.75cm" svg:height="0.75cm" svg:x="8.5cm" svg:y="14.4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4" draw:text-style-name="P6" draw:layer="layout" svg:width="1.595cm" svg:height="0.736cm" svg:x="8.05cm" svg:y="15.1cm">
          <draw:text-box>
            <text:p><text:span text:style-name="T4">Ope</text:span><text:span text:style-name="T4">n</text:span></text:p>
          </draw:text-box>
        </draw:frame>
        <draw:frame draw:style-name="gr15" draw:layer="layout" svg:width="23.356cm" svg:height="4.878cm" svg:x="4cm" svg:y="2.2cm">
          <table:table table:template-name="default" table:use-first-row-styles="true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7"><text:span text:style-name="T5">Lane</text:span></text:p>
              </table:table-cell>
              <table:table-cell>
                <text:p text:style-name="P8"><text:span text:style-name="T6">Team A</text:span></text:p>
              </table:table-cell>
              <table:table-cell>
                <text:p text:style-name="P8"><text:span text:style-name="T6">Team B</text:span></text:p>
              </table:table-cell>
              <table:table-cell>
                <text:p text:style-name="P8"><text:span text:style-name="T5">Result</text:span><text:span text:style-name="T6"> A</text:span></text:p>
              </table:table-cell>
              <table:table-cell>
                <text:p text:style-name="P8"><text:span text:style-name="T5">Result</text:span><text:span text:style-name="T6"> B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1</text:span></text:p>
              </table:table-cell>
              <table:table-cell>
                <text:p text:style-name="P9"><text:span text:style-name="T7">Sample Team J</text:span></text:p>
              </table:table-cell>
              <table:table-cell>
                <text:p text:style-name="P9"><text:span text:style-name="T7">Sample Team I</text:span></text:p>
              </table:table-cell>
              <table:table-cell>
                <text:p text:style-name="P9"><text:span text:style-name="T7">11</text:span></text:p>
              </table:table-cell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2</text:span></text:p>
              </table:table-cell>
              <table:table-cell>
                <text:p text:style-name="P9"><text:span text:style-name="T7">Sample Team A</text:span></text:p>
              </table:table-cell>
              <table:table-cell>
                <text:p text:style-name="P9"><text:span text:style-name="T7">Sample Team H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9"><text:span text:style-name="T7">3</text:span></text:p>
              </table:table-cell>
              <table:table-cell>
                <text:p text:style-name="P9"><text:span text:style-name="T7">Sample Team B</text:span></text:p>
              </table:table-cell>
              <table:table-cell>
                <text:p text:style-name="P9"><text:span text:style-name="T7">Sample Team G</text:span></text:p>
              </table:table-cell>
              <table:table-cell>
                <text:p text:style-name="P9"><text:span text:style-name="T7">3</text:span></text:p>
              </table:table-cell>
              <table:table-cell>
                <text:p text:style-name="P9"><text:span text:style-name="T7">17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4</text:span></text:p>
              </table:table-cell>
              <table:table-cell table:style-name="ce4">
                <text:p text:style-name="P9"><text:span text:style-name="T7">Sample Team C</text:span></text:p>
              </table:table-cell>
              <table:table-cell>
                <text:p text:style-name="P9"><text:span text:style-name="T7">Sample Team F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5">
                <text:p text:style-name="P9"><text:span text:style-name="T7">5</text:span></text:p>
              </table:table-cell>
              <table:table-cell>
                <text:p text:style-name="P9"><text:span text:style-name="T7">Sample Team D</text:span></text:p>
              </table:table-cell>
              <table:table-cell table:style-name="ce6">
                <text:p text:style-name="P9"><text:span text:style-name="T7">Sample Team E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9">
                <text:p text:style-name="P15"><text:span text:style-name="T16">6</text:span></text:p>
              </table:table-cell>
              <table:table-cell table:style-name="ce10">
                <text:p text:style-name="P16"><text:span text:style-name="T17">Empty</text:span></text:p>
              </table:table-cell>
              <table:table-cell table:style-name="ce6">
                <text:p text:style-name="P9"><text:span text:style-name="T17">Empty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5" draw:text-style-name="P4" draw:layer="layout" svg:x1="3.5cm" svg:y1="0.75cm" svg:x2="3.5cm" svg:y2="14.25cm">
          <text:p/>
        </draw:line>
        <draw:frame draw:style-name="gr16" draw:text-style-name="P10" draw:layer="layout" svg:width="4.75cm" svg:height="0.963cm" svg:x="3.75cm" svg:y="1cm">
          <draw:text-box>
            <text:p><text:span text:style-name="T8">Gr</text:span><text:span text:style-name="T8">ou</text:span><text:span text:style-name="T8">p</text:span><text:span text:style-name="T9"> </text:span><text:span text:style-name="T8">BL</text:span><text:span text:style-name="T8">UE</text:span></text:p>
          </draw:text-box>
        </draw:frame>
        <draw:frame draw:style-name="gr19" draw:text-style-name="P12" draw:layer="layout" svg:width="2.655cm" svg:height="0.963cm" svg:x="12.85cm" svg:y="1cm">
          <draw:text-box>
            <text:p text:style-name="P11"><text:span text:style-name="T10">Ba</text:span><text:span text:style-name="T10">tch</text:span><text:span text:style-name="T11"> </text:span><text:span text:style-name="T11">2</text:span></text:p>
          </draw:text-box>
        </draw:frame>
        <draw:frame draw:style-name="gr10" draw:text-style-name="P13" draw:layer="layout" svg:width="3.5cm" svg:height="0.75cm" svg:x="0cm" svg:y="1cm">
          <draw:text-box>
            <text:p><text:span text:style-name="T12">Grou</text:span><text:span text:style-name="T12">p</text:span><text:span text:style-name="T13"> </text:span><text:span text:style-name="T12">BLUE</text:span></text:p>
          </draw:text-box>
        </draw:frame>
        <draw:frame draw:style-name="gr10" draw:text-style-name="P14" draw:layer="layout" svg:width="3.5cm" svg:height="0.75cm" svg:x="0cm" svg:y="1.75cm">
          <draw:text-box>
            <text:p><text:span text:style-name="T14">Grou</text:span><text:span text:style-name="T14">p</text:span><text:span text:style-name="T15"> </text:span><text:span text:style-name="T15">RED</text:span></text:p>
          </draw:text-box>
        </draw:frame>
        <draw:line draw:style-name="gr18" draw:text-style-name="P4" draw:layer="layout" svg:x1="0.2cm" svg:y1="2.75cm" svg:x2="3.05cm" svg:y2="2.75cm">
          <text:p/>
        </draw:line>
        <draw:frame draw:style-name="gr10" draw:text-style-name="P14" draw:layer="layout" svg:width="3.5cm" svg:height="0.75cm" svg:x="0cm" svg:y="3cm">
          <draw:text-box>
            <text:p><text:span text:style-name="T14">Over</text:span><text:span text:style-name="T14">view</text:span></text:p>
          </draw:text-box>
        </draw:frame>
        <draw:frame draw:style-name="gr10" draw:text-style-name="P13" draw:layer="layout" svg:width="3.5cm" svg:height="0.75cm" svg:x="0cm" svg:y="3.7cm">
          <draw:text-box>
            <text:p><text:span text:style-name="T13">Enter </text:span><text:span text:style-name="T12">result</text:span><text:span text:style-name="T12">s</text:span></text:p>
          </draw:text-box>
        </draw:frame>
        <draw:custom-shape draw:style-name="gr20" draw:text-style-name="P18" draw:layer="layout" svg:width="2.25cm" svg:height="0.661cm" svg:x="24.95cm" svg:y="7.595cm">
          <text:p text:style-name="P17"><text:span text:style-name="T18">S</text:span><text:span text:style-name="T18">u</text:span><text:span text:style-name="T18">b</text:span><text:span text:style-name="T18">m</text:span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3.5cm" svg:height="0.75cm" svg:x="0cm" svg:y="4.4cm">
          <draw:text-box>
            <text:p><text:span text:style-name="T14">Matc</text:span><text:span text:style-name="T14">h </text:span><text:span text:style-name="T14">Histo</text:span><text:span text:style-name="T14">ry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3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layout" svg:width="23.356cm" svg:height="4.878cm" svg:x="4.001cm" svg:y="9.702cm">
          <table:table table:template-name="default" table:use-first-row-styles="true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7"><text:span text:style-name="T5">Lane</text:span></text:p>
              </table:table-cell>
              <table:table-cell>
                <text:p text:style-name="P8"><text:span text:style-name="T6">Team A</text:span></text:p>
              </table:table-cell>
              <table:table-cell>
                <text:p text:style-name="P8"><text:span text:style-name="T6">Team B</text:span></text:p>
              </table:table-cell>
              <table:table-cell>
                <text:p text:style-name="P8"><text:span text:style-name="T5">Result</text:span><text:span text:style-name="T6"> A</text:span></text:p>
              </table:table-cell>
              <table:table-cell>
                <text:p text:style-name="P8"><text:span text:style-name="T5">Result</text:span><text:span text:style-name="T6"> B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1</text:span></text:p>
              </table:table-cell>
              <table:table-cell>
                <text:p text:style-name="P9"><text:span text:style-name="T7">Sample Team J</text:span></text:p>
              </table:table-cell>
              <table:table-cell>
                <text:p text:style-name="P9"><text:span text:style-name="T7">Sample Team I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9"><text:span text:style-name="T7">2</text:span></text:p>
              </table:table-cell>
              <table:table-cell>
                <text:p text:style-name="P9"><text:span text:style-name="T7">Sample Team A</text:span></text:p>
              </table:table-cell>
              <table:table-cell>
                <text:p text:style-name="P9"><text:span text:style-name="T7">Sample Team H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9"><text:span text:style-name="T7">3</text:span></text:p>
              </table:table-cell>
              <table:table-cell>
                <text:p text:style-name="P9"><text:span text:style-name="T7">Sample Team B</text:span></text:p>
              </table:table-cell>
              <table:table-cell>
                <text:p text:style-name="P9"><text:span text:style-name="T7">Sample Team G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9"><text:span text:style-name="T7">4</text:span></text:p>
              </table:table-cell>
              <table:table-cell table:style-name="ce4">
                <text:p text:style-name="P9"><text:span text:style-name="T7">Sample Team C</text:span></text:p>
              </table:table-cell>
              <table:table-cell>
                <text:p text:style-name="P9"><text:span text:style-name="T7">Sample Team F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5">
                <text:p text:style-name="P9"><text:span text:style-name="T7">5</text:span></text:p>
              </table:table-cell>
              <table:table-cell>
                <text:p text:style-name="P9"><text:span text:style-name="T7">Sample Team D</text:span></text:p>
              </table:table-cell>
              <table:table-cell table:style-name="ce6">
                <text:p text:style-name="P9"><text:span text:style-name="T7">Sample Team E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9">
                <text:p text:style-name="P15"><text:span text:style-name="T16">6</text:span></text:p>
              </table:table-cell>
              <table:table-cell table:style-name="ce10">
                <text:p text:style-name="P16"><text:span text:style-name="T17">Empty</text:span></text:p>
              </table:table-cell>
              <table:table-cell table:style-name="ce6">
                <text:p text:style-name="P9"><text:span text:style-name="T17">Empty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3" draw:text-style-name="P2" draw:layer="layout" svg:width="28cm" svg:height="1.5cm" svg:x="0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0.25cm" svg:height="1.5cm" svg:x="27.75cm" svg:y="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25cm" svg:x2="28cm" svg:y2="14.2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75cm" svg:height="0.75cm" svg:x="0.648cm" svg:y="14.4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6" draw:layer="layout" svg:width="1.403cm" svg:height="0.75cm" svg:x="0.347cm" svg:y="15.1cm">
          <draw:text-box>
            <text:p><text:span text:style-name="T3">New</text:span></text:p>
          </draw:text-box>
        </draw:frame>
        <draw:frame draw:style-name="gr9" draw:text-style-name="P4" draw:layer="layout" svg:width="0.75cm" svg:height="0.75cm" svg:x="2.416cm" svg:y="14.4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1" draw:text-style-name="P6" draw:layer="layout" svg:width="1.269cm" svg:height="0.731cm" svg:x="2.15cm" svg:y="15.1cm">
          <draw:text-box>
            <text:p><text:span text:style-name="T4">Edit</text:span></text:p>
          </draw:text-box>
        </draw:frame>
        <draw:frame draw:style-name="gr9" draw:text-style-name="P4" draw:layer="layout" svg:width="0.75cm" svg:height="0.75cm" svg:x="4.55cm" svg:y="14.4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2" draw:text-style-name="P6" draw:layer="layout" svg:width="1.805cm" svg:height="0.74cm" svg:x="3.95cm" svg:y="15.11cm">
          <draw:text-box>
            <text:p><text:span text:style-name="T3">Exp</text:span><text:span text:style-name="T3">ort</text:span></text:p>
          </draw:text-box>
        </draw:frame>
        <draw:frame draw:style-name="gr9" draw:text-style-name="P4" draw:layer="layout" svg:width="0.75cm" svg:height="0.75cm" svg:x="6.5cm" svg:y="14.4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3" draw:text-style-name="P6" draw:layer="layout" svg:width="1.396cm" svg:height="0.737cm" svg:x="6.15cm" svg:y="15.1cm">
          <draw:text-box>
            <text:p><text:span text:style-name="T4">Save</text:span></text:p>
          </draw:text-box>
        </draw:frame>
        <draw:frame draw:style-name="gr9" draw:text-style-name="P4" draw:layer="layout" svg:width="0.75cm" svg:height="0.75cm" svg:x="8.5cm" svg:y="14.4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4" draw:text-style-name="P6" draw:layer="layout" svg:width="1.595cm" svg:height="0.736cm" svg:x="8.05cm" svg:y="15.1cm">
          <draw:text-box>
            <text:p><text:span text:style-name="T4">Ope</text:span><text:span text:style-name="T4">n</text:span></text:p>
          </draw:text-box>
        </draw:frame>
        <draw:frame draw:style-name="gr15" draw:layer="layout" svg:width="23.356cm" svg:height="4.878cm" svg:x="4cm" svg:y="3.3cm">
          <table:table table:template-name="default" table:use-first-row-styles="true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7"><text:span text:style-name="T5">Lane</text:span></text:p>
              </table:table-cell>
              <table:table-cell>
                <text:p text:style-name="P8"><text:span text:style-name="T6">Team A</text:span></text:p>
              </table:table-cell>
              <table:table-cell>
                <text:p text:style-name="P8"><text:span text:style-name="T6">Team B</text:span></text:p>
              </table:table-cell>
              <table:table-cell>
                <text:p text:style-name="P8"><text:span text:style-name="T5">Result</text:span><text:span text:style-name="T6"> A</text:span></text:p>
              </table:table-cell>
              <table:table-cell>
                <text:p text:style-name="P8"><text:span text:style-name="T5">Result</text:span><text:span text:style-name="T6"> B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1</text:span></text:p>
              </table:table-cell>
              <table:table-cell>
                <text:p text:style-name="P9"><text:span text:style-name="T7">Sample Team A</text:span></text:p>
              </table:table-cell>
              <table:table-cell>
                <text:p text:style-name="P9"><text:span text:style-name="T7">Sample Team J</text:span></text:p>
              </table:table-cell>
              <table:table-cell>
                <text:p text:style-name="P9"><text:span text:style-name="T7">17</text:span></text:p>
              </table:table-cell>
              <table:table-cell>
                <text:p text:style-name="P9"><text:span text:style-name="T7">13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2</text:span></text:p>
              </table:table-cell>
              <table:table-cell>
                <text:p text:style-name="P9"><text:span text:style-name="T7">Sample Team B</text:span></text:p>
              </table:table-cell>
              <table:table-cell>
                <text:p text:style-name="P9"><text:span text:style-name="T7">Sample Team I</text:span></text:p>
              </table:table-cell>
              <table:table-cell>
                <text:p text:style-name="P9"><text:span text:style-name="T7">3</text:span></text:p>
              </table:table-cell>
              <table:table-cell>
                <text:p text:style-name="P9"><text:span text:style-name="T7">11</text:span></text:p>
              </table:table-cell>
            </table:table-row>
            <table:table-row table:style-name="ro1" table:default-cell-style-name="ce2">
              <table:table-cell table:style-name="ce3">
                <text:p text:style-name="P9"><text:span text:style-name="T7">3</text:span></text:p>
              </table:table-cell>
              <table:table-cell>
                <text:p text:style-name="P9"><text:span text:style-name="T7">Sample Team C</text:span></text:p>
              </table:table-cell>
              <table:table-cell>
                <text:p text:style-name="P9"><text:span text:style-name="T7">Sample Team H</text:span></text:p>
              </table:table-cell>
              <table:table-cell>
                <text:p text:style-name="P9"><text:span text:style-name="T7">9</text:span></text:p>
              </table:table-cell>
              <table:table-cell>
                <text:p text:style-name="P9"><text:span text:style-name="T7">9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4</text:span></text:p>
              </table:table-cell>
              <table:table-cell table:style-name="ce4">
                <text:p text:style-name="P9"><text:span text:style-name="T7">Sample Team D</text:span></text:p>
              </table:table-cell>
              <table:table-cell>
                <text:p text:style-name="P9"><text:span text:style-name="T7">Sample Team G</text:span></text:p>
              </table:table-cell>
              <table:table-cell>
                <text:p text:style-name="P9"><text:span text:style-name="T7">9</text:span></text:p>
              </table:table-cell>
              <table:table-cell>
                <text:p text:style-name="P9"><text:span text:style-name="T7">13</text:span></text:p>
              </table:table-cell>
            </table:table-row>
            <table:table-row table:style-name="ro1" table:default-cell-style-name="ce2">
              <table:table-cell table:style-name="ce5">
                <text:p text:style-name="P9"><text:span text:style-name="T7">5</text:span></text:p>
              </table:table-cell>
              <table:table-cell>
                <text:p text:style-name="P9"><text:span text:style-name="T7">Sample Team E</text:span></text:p>
              </table:table-cell>
              <table:table-cell table:style-name="ce6">
                <text:p text:style-name="P9"><text:span text:style-name="T7">Sample Team F</text:span></text:p>
              </table:table-cell>
              <table:table-cell>
                <text:p text:style-name="P9"><text:span text:style-name="T7">11</text:span></text:p>
              </table:table-cell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2">
              <table:table-cell table:style-name="ce9">
                <text:p text:style-name="P15"><text:span text:style-name="T16">6</text:span></text:p>
              </table:table-cell>
              <table:table-cell table:style-name="ce10">
                <text:p text:style-name="P16"><text:span text:style-name="T17">Empty</text:span></text:p>
              </table:table-cell>
              <table:table-cell table:style-name="ce6">
                <text:p text:style-name="P9"><text:span text:style-name="T17">Empty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5" draw:text-style-name="P4" draw:layer="layout" svg:x1="3.5cm" svg:y1="0.75cm" svg:x2="3.5cm" svg:y2="14.25cm">
          <text:p/>
        </draw:line>
        <draw:frame draw:style-name="gr16" draw:text-style-name="P10" draw:layer="layout" svg:width="4.75cm" svg:height="0.963cm" svg:x="3.75cm" svg:y="1cm">
          <draw:text-box>
            <text:p><text:span text:style-name="T8">Gr</text:span><text:span text:style-name="T8">ou</text:span><text:span text:style-name="T8">p</text:span><text:span text:style-name="T9"> </text:span><text:span text:style-name="T8">BL</text:span><text:span text:style-name="T8">UE</text:span></text:p>
          </draw:text-box>
        </draw:frame>
        <draw:frame draw:style-name="gr22" draw:text-style-name="P12" draw:layer="layout" svg:width="2.655cm" svg:height="0.963cm" svg:x="12.85cm" svg:y="2.1cm">
          <draw:text-box>
            <text:p text:style-name="P11"><text:span text:style-name="T10">Ba</text:span><text:span text:style-name="T10">tch</text:span><text:span text:style-name="T11"> </text:span><text:span text:style-name="T11">1</text:span></text:p>
          </draw:text-box>
        </draw:frame>
        <draw:frame draw:style-name="gr10" draw:text-style-name="P13" draw:layer="layout" svg:width="3.5cm" svg:height="0.75cm" svg:x="0cm" svg:y="1cm">
          <draw:text-box>
            <text:p><text:span text:style-name="T12">Grou</text:span><text:span text:style-name="T12">p</text:span><text:span text:style-name="T13"> </text:span><text:span text:style-name="T12">BLUE</text:span></text:p>
          </draw:text-box>
        </draw:frame>
        <draw:frame draw:style-name="gr10" draw:text-style-name="P14" draw:layer="layout" svg:width="3.5cm" svg:height="0.75cm" svg:x="0cm" svg:y="1.75cm">
          <draw:text-box>
            <text:p><text:span text:style-name="T14">Grou</text:span><text:span text:style-name="T14">p</text:span><text:span text:style-name="T15"> </text:span><text:span text:style-name="T15">RED</text:span></text:p>
          </draw:text-box>
        </draw:frame>
        <draw:line draw:style-name="gr18" draw:text-style-name="P4" draw:layer="layout" svg:x1="0.2cm" svg:y1="2.75cm" svg:x2="3.05cm" svg:y2="2.75cm">
          <text:p/>
        </draw:line>
        <draw:frame draw:style-name="gr10" draw:text-style-name="P14" draw:layer="layout" svg:width="3.5cm" svg:height="0.75cm" svg:x="0cm" svg:y="3cm">
          <draw:text-box>
            <text:p><text:span text:style-name="T14">Over</text:span><text:span text:style-name="T14">view</text:span></text:p>
          </draw:text-box>
        </draw:frame>
        <draw:frame draw:style-name="gr10" draw:text-style-name="P14" draw:layer="layout" svg:width="3.5cm" svg:height="0.75cm" svg:x="0cm" svg:y="3.7cm">
          <draw:text-box>
            <text:p><text:span text:style-name="T15">Enter </text:span><text:span text:style-name="T14">result</text:span><text:span text:style-name="T14">s</text:span></text:p>
          </draw:text-box>
        </draw:frame>
        <draw:frame draw:style-name="gr10" draw:text-style-name="P13" draw:layer="layout" svg:width="3.5cm" svg:height="0.75cm" svg:x="0cm" svg:y="4.4cm">
          <draw:text-box>
            <text:p><text:span text:style-name="T12">Matc</text:span><text:span text:style-name="T12">h </text:span><text:span text:style-name="T12">Histo</text:span><text:span text:style-name="T12">ry</text:span></text:p>
          </draw:text-box>
        </draw:frame>
        <draw:frame draw:style-name="gr23" draw:text-style-name="P12" draw:layer="layout" svg:width="2.655cm" svg:height="0.963cm" svg:x="12.851cm" svg:y="8.502cm">
          <draw:text-box>
            <text:p text:style-name="P11"><text:span text:style-name="T10">Ba</text:span><text:span text:style-name="T10">tch</text:span><text:span text:style-name="T11"> </text:span><text:span text:style-name="T11">2</text:span></text:p>
          </draw:text-box>
        </draw:frame>
      </draw:page>
      <draw:page draw:name="page4" draw:style-name="dp1" draw:master-page-name="Standard">
        <draw:custom-shape draw:style-name="gr24" draw:text-style-name="P21" draw:layer="layout" svg:width="28cm" svg:height="15.75cm" svg:x="0cm" svg:y="0cm">
          <text:p text:style-name="P20"><text:s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3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8cm" svg:height="1.5cm" svg:x="0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25cm" svg:x2="28cm" svg:y2="14.2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g>
          <draw:frame draw:style-name="gr9" draw:text-style-name="P4" draw:layer="layout" svg:width="0.75cm" svg:height="0.75cm" svg:x="0.648cm" svg:y="14.4cm">
            <draw:image xlink:href="Pictures/100000010000020000000200E0228C2571D46482.png" xlink:type="simple" xlink:show="embed" xlink:actuate="onLoad" draw:mime-type="image/png">
              <text:p/>
            </draw:image>
          </draw:frame>
          <draw:frame draw:style-name="gr10" draw:text-style-name="P6" draw:layer="layout" svg:width="1.403cm" svg:height="0.75cm" svg:x="0.347cm" svg:y="15.1cm">
            <draw:text-box>
              <text:p><text:span text:style-name="T3">New</text:span></text:p>
            </draw:text-box>
          </draw:frame>
        </draw:g>
        <draw:g>
          <draw:frame draw:style-name="gr9" draw:text-style-name="P4" draw:layer="layout" svg:width="0.75cm" svg:height="0.75cm" svg:x="2.8cm" svg:y="14.4cm">
            <draw:image xlink:href="Pictures/100000010000020000000200654880643535B28C.png" xlink:type="simple" xlink:show="embed" xlink:actuate="onLoad" draw:mime-type="image/png">
              <text:p/>
            </draw:image>
          </draw:frame>
          <draw:frame draw:style-name="gr14" draw:text-style-name="P6" draw:layer="layout" svg:width="1.595cm" svg:height="0.736cm" svg:x="2.35cm" svg:y="15.1cm">
            <draw:text-box>
              <text:p><text:span text:style-name="T4">Ope</text:span><text:span text:style-name="T4">n</text:span></text:p>
            </draw:text-box>
          </draw:frame>
        </draw:g>
        <draw:line draw:style-name="gr5" draw:text-style-name="P4" draw:layer="layout" svg:x1="3.5cm" svg:y1="0.75cm" svg:x2="3.5cm" svg:y2="14.25cm">
          <text:p/>
        </draw:line>
        <draw:line draw:style-name="gr18" draw:text-style-name="P4" draw:layer="layout" svg:x1="0.2cm" svg:y1="3.75cm" svg:x2="3.05cm" svg:y2="3.75cm">
          <text:p/>
        </draw:line>
        <draw:frame draw:style-name="gr10" draw:text-style-name="P14" draw:layer="layout" svg:width="3.5cm" svg:height="0.75cm" svg:x="0cm" svg:y="1.75cm">
          <draw:text-box>
            <text:p text:style-name="P22"><text:span text:style-name="T14">Settin</text:span><text:span text:style-name="T14">gs</text:span></text:p>
          </draw:text-box>
        </draw:frame>
        <draw:frame draw:style-name="gr25" draw:text-style-name="P14" draw:layer="layout" svg:width="3.5cm" svg:height="1.039cm" svg:x="0cm" svg:y="2.5cm">
          <draw:text-box>
            <text:p><text:span text:style-name="T14">Curre</text:span><text:span text:style-name="T14">nt </text:span><text:span text:style-name="T14">Com</text:span><text:span text:style-name="T14">petiti</text:span><text:span text:style-name="T14">on</text:span></text:p>
          </draw:text-box>
        </draw:frame>
        <draw:frame draw:style-name="gr10" draw:text-style-name="P14" draw:layer="layout" svg:width="3.5cm" svg:height="0.75cm" svg:x="0cm" svg:y="4cm">
          <draw:text-box>
            <text:p><text:span text:style-name="T14">Matc</text:span><text:span text:style-name="T14">h </text:span><text:span text:style-name="T14">Histo</text:span><text:span text:style-name="T14">ry</text:span></text:p>
          </draw:text-box>
        </draw:frame>
        <draw:frame draw:style-name="gr10" draw:text-style-name="P13" draw:layer="layout" svg:width="3.5cm" svg:height="0.75cm" svg:x="0cm" svg:y="1cm">
          <draw:text-box>
            <text:p><text:span text:style-name="T12">Hom</text:span><text:span text:style-name="T12">e</text:span></text:p>
          </draw:text-box>
        </draw:frame>
        <draw:frame draw:style-name="standard" draw:layer="layout" svg:width="14.189cm" svg:height="5.816cm" svg:x="3.885cm" svg:y="2.533cm">
          <table:table table:template-name="default" table:use-first-row-styles="true" table:use-banding-rows-styles="true">
            <table:table-column table:style-name="co10"/>
            <table:table-row table:style-name="ro2">
              <table:table-cell table:style-name="ce11">
                <text:p><text:span text:style-name="T19">Sample Competition</text:span></text:p>
                <text:p><text:span text:style-name="T20">01. Nov 2022 – 00:00 Uhr </text:span><text:span text:style-name="T21">– /home/user/Documents/sample/sample.json</text:span></text:p>
              </table:table-cell>
            </table:table-row>
            <table:table-row table:style-name="ro2">
              <table:table-cell table:style-name="ce12">
                <text:p text:style-name="P23"><text:span text:style-name="T19">Sample Competition 2</text:span></text:p>
                <text:p text:style-name="P23"><text:span text:style-name="T21">01. Okt 2022 – 13:37 Uhr – /home/user/Documents/sample2/sample2.israt</text:span></text:p>
              </table:table-cell>
            </table:table-row>
            <table:table-row table:style-name="ro2">
              <table:table-cell table:style-name="ce12">
                <text:p text:style-name="P23"><text:span text:style-name="T19">Sample Competition 3</text:span></text:p>
                <text:p text:style-name="P23"><text:span text:style-name="T21">28. Apr 2022 – 04:20 Uhr – C:\Users\User\Documents\sample3\sample3.json</text:span></text:p>
              </table:table-cell>
            </table:table-row>
            <table:table-row table:style-name="ro2">
              <table:table-cell table:style-name="ce12">
                <text:p text:style-name="P23"><text:span text:style-name="T19">Sample Competition 4</text:span></text:p>
                <text:p text:style-name="P23"><text:span text:style-name="T21">15. Feb 2022 – 23:59 Uhr – /home/sample_user/Downloads/sample4/sample4.json</text:span></text:p>
              </table:table-cell>
            </table:table-row>
            <table:table-row table:style-name="ro3">
              <table:table-cell table:style-name="ce12">
                <text:p text:style-name="P23"><text:span text:style-name="T19">Sample Competition 5</text:span></text:p>
                <text:p text:style-name="P23"><text:span text:style-name="T21">01. Jan 2022 – 20:20 Uhr – F:\Documents\competitions\sample5\sample5.israt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4" draw:layer="layout" svg:width="0.506cm" svg:height="0.506cm" svg:x="17.25cm" svg:y="2.8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506cm" svg:height="0.506cm" svg:x="17.25cm" svg:y="4.0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506cm" svg:height="0.506cm" svg:x="17.25cm" svg:y="5.1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506cm" svg:height="0.506cm" svg:x="17.25cm" svg:y="6.3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506cm" svg:height="0.506cm" svg:x="17.25cm" svg:y="7.5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25" draw:text-style-name="P24" draw:layer="layout" svg:width="5.85cm" svg:height="1cm" svg:x="3.65cm" svg:y="1.3cm">
          <draw:text-box>
            <text:p><text:span text:style-name="T22">La</text:span><text:span text:style-name="T22">st </text:span><text:span text:style-name="T22">Co</text:span><text:span text:style-name="T22">m</text:span><text:span text:style-name="T22">pe</text:span><text:span text:style-name="T22">titi</text:span><text:span text:style-name="T22">on</text:span><text:span text:style-name="T22">s</text:span></text:p>
          </draw:text-box>
        </draw:frame>
        <draw:frame draw:style-name="gr10" draw:text-style-name="P25" draw:layer="layout" svg:width="5.25cm" svg:height="0.75cm" svg:x="4.55cm" svg:y="8.75cm">
          <draw:text-box>
            <text:p><text:span text:style-name="T16">Crea</text:span><text:span text:style-name="T16">te </text:span><text:span text:style-name="T16">new </text:span><text:span text:style-name="T16">com</text:span><text:span text:style-name="T16">petit</text:span><text:span text:style-name="T16">ion </text:span></text:p>
          </draw:text-box>
        </draw:frame>
        <draw:frame draw:style-name="gr9" draw:text-style-name="P4" draw:layer="layout" svg:width="0.75cm" svg:height="0.75cm" svg:x="3.85cm" svg:y="8.75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6" draw:text-style-name="P24" draw:layer="layout" svg:width="7.05cm" svg:height="0.963cm" svg:x="19.45cm" svg:y="1.3cm">
          <draw:text-box>
            <text:p><text:span text:style-name="T22">Se</text:span><text:span text:style-name="T22">tti</text:span><text:span text:style-name="T22">ng</text:span><text:span text:style-name="T22">s – </text:span><text:span text:style-name="T22">Qu</text:span><text:span text:style-name="T22">ick </text:span><text:span text:style-name="T22">me</text:span><text:span text:style-name="T22">nu</text:span></text:p>
          </draw:text-box>
        </draw:frame>
        <draw:frame draw:style-name="gr10" draw:text-style-name="P25" draw:layer="layout" svg:width="3.05cm" svg:height="0.75cm" svg:x="19.45cm" svg:y="2.5cm">
          <draw:text-box>
            <text:p><text:span text:style-name="T16">Use </text:span><text:span text:style-name="T16">new </text:span><text:span text:style-name="T16">rules</text:span></text:p>
          </draw:text-box>
        </draw:frame>
        <draw:frame draw:style-name="gr10" draw:text-style-name="P25" draw:layer="layout" svg:width="5.25cm" svg:height="0.75cm" svg:x="19.45cm" svg:y="3.75cm">
          <draw:text-box>
            <text:p><text:span text:style-name="T16">Auto</text:span><text:span text:style-name="T16">-save</text:span></text:p>
          </draw:text-box>
        </draw:frame>
        <draw:frame draw:style-name="gr10" draw:text-style-name="P25" draw:layer="layout" svg:width="5.25cm" svg:height="0.75cm" svg:x="19.45cm" svg:y="5cm">
          <draw:text-box>
            <text:p><text:span text:style-name="T16">Auto</text:span><text:span text:style-name="T16">-save </text:span><text:span text:style-name="T16">inter</text:span><text:span text:style-name="T16">val</text:span></text:p>
          </draw:text-box>
        </draw:frame>
        <draw:frame draw:style-name="gr10" draw:text-style-name="P27" draw:layer="layout" svg:width="5.25cm" svg:height="0.75cm" svg:x="19.45cm" svg:y="6.25cm">
          <draw:text-box>
            <text:p text:style-name="P26"><text:span text:style-name="T23">Plac</text:span><text:span text:style-name="T23">ehol</text:span><text:span text:style-name="T23">der</text:span></text:p>
          </draw:text-box>
        </draw:frame>
        <draw:frame draw:style-name="gr10" draw:text-style-name="P27" draw:layer="layout" svg:width="5.25cm" svg:height="0.75cm" svg:x="19.45cm" svg:y="8.75cm">
          <draw:text-box>
            <text:p text:style-name="P26"><text:span text:style-name="T23">Plac</text:span><text:span text:style-name="T23">ehol</text:span><text:span text:style-name="T23">der</text:span></text:p>
          </draw:text-box>
        </draw:frame>
        <draw:frame draw:style-name="gr10" draw:text-style-name="P27" draw:layer="layout" svg:width="5.25cm" svg:height="0.75cm" svg:x="19.45cm" svg:y="7.5cm">
          <draw:text-box>
            <text:p text:style-name="P26"><text:span text:style-name="T23">Plac</text:span><text:span text:style-name="T23">ehol</text:span><text:span text:style-name="T23">der</text:span></text:p>
          </draw:text-box>
        </draw:frame>
        <draw:frame draw:style-name="gr10" draw:text-style-name="P25" draw:layer="layout" svg:width="5.25cm" svg:height="0.75cm" svg:x="20.2cm" svg:y="10cm">
          <draw:text-box>
            <text:p><text:span text:style-name="T16">Ope</text:span><text:span text:style-name="T16">n </text:span><text:span text:style-name="T16">setti</text:span><text:span text:style-name="T16">ngs</text:span></text:p>
          </draw:text-box>
        </draw:frame>
        <draw:line draw:style-name="gr26" draw:text-style-name="P4" draw:layer="layout" svg:x1="19.75cm" svg:y1="3.5cm" svg:x2="27cm" svg:y2="3.5cm">
          <text:p/>
        </draw:line>
        <draw:line draw:style-name="gr18" draw:text-style-name="P4" draw:layer="layout" svg:x1="19.75cm" svg:y1="4.75cm" svg:x2="27cm" svg:y2="4.75cm">
          <text:p/>
        </draw:line>
        <draw:line draw:style-name="gr18" draw:text-style-name="P4" draw:layer="layout" svg:x1="19.75cm" svg:y1="6cm" svg:x2="27cm" svg:y2="6cm">
          <text:p/>
        </draw:line>
        <draw:line draw:style-name="gr18" draw:text-style-name="P4" draw:layer="layout" svg:x1="19.75cm" svg:y1="7.25cm" svg:x2="27cm" svg:y2="7.25cm">
          <text:p/>
        </draw:line>
        <draw:line draw:style-name="gr18" draw:text-style-name="P4" draw:layer="layout" svg:x1="19.75cm" svg:y1="8.5cm" svg:x2="27cm" svg:y2="8.5cm">
          <text:p/>
        </draw:line>
        <draw:line draw:style-name="gr18" draw:text-style-name="P4" draw:layer="layout" svg:x1="19.75cm" svg:y1="9.75cm" svg:x2="27cm" svg:y2="9.75cm">
          <text:p/>
        </draw:line>
        <draw:frame draw:style-name="gr9" draw:text-style-name="P4" draw:layer="layout" svg:width="0.563cm" svg:height="0.563cm" svg:x="19.637cm" svg:y="10.1cm">
          <draw:image xlink:href="Pictures/100000010000020000000200E0335E4CB01BCB4C.png" xlink:type="simple" xlink:show="embed" xlink:actuate="onLoad" draw:mime-type="image/png">
            <text:p/>
          </draw:image>
        </draw:frame>
        <draw:g>
          <draw:custom-shape draw:style-name="gr27" draw:text-style-name="P28" draw:layer="layout" svg:width="0.3cm" svg:height="0.3cm" svg:x="26.349cm" svg:y="2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8" draw:layer="layout" svg:width="0.3cm" svg:height="0.3cm" svg:x="26.7cm" svg:y="2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9" draw:layer="layout" svg:width="0.35cm" svg:height="0.3cm" svg:x="26.499cm" svg:y="2.7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0" draw:layer="layout" svg:width="0.25cm" svg:height="0.25cm" svg:x="26.38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4" draw:layer="layout" svg:x1="26.43cm" svg:y1="2.8cm" svg:x2="26.579cm" svg:y2="2.951cm">
            <text:p/>
          </draw:line>
          <draw:line draw:style-name="gr30" draw:text-style-name="P4" draw:layer="layout" svg:x1="26.43cm" svg:y1="2.946cm" svg:x2="26.579cm" svg:y2="2.797cm">
            <text:p/>
          </draw:line>
        </draw:g>
        <draw:g>
          <draw:custom-shape draw:style-name="gr31" draw:text-style-name="P31" draw:layer="layout" svg:width="0.3cm" svg:height="0.3cm" svg:x="26.37cm" svg:y="3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31" draw:layer="layout" svg:width="0.3cm" svg:height="0.3cm" svg:x="26.7cm" svg:y="3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31" draw:layer="layout" svg:width="0.35cm" svg:height="0.3cm" svg:x="26.505cm" svg:y="3.9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0" draw:layer="layout" svg:width="0.25cm" svg:height="0.25cm" svg:x="26.72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32" draw:layer="layout" svg:x1="26.75cm" svg:y1="4.13cm" svg:x2="26.81cm" svg:y2="4.19cm">
            <text:p/>
          </draw:line>
          <draw:line draw:style-name="gr34" draw:text-style-name="P32" draw:layer="layout" svg:x1="26.8cm" svg:y1="4.201cm" svg:x2="26.941cm" svg:y2="4.06cm">
            <text:p/>
          </draw:line>
        </draw:g>
        <draw:g>
          <draw:custom-shape draw:style-name="gr35" draw:text-style-name="P33" draw:layer="layout" svg:width="1.75cm" svg:height="0.45cm" svg:x="25.25cm" svg:y="5.192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34" draw:layer="layout" svg:width="1.25cm" svg:height="0.687cm" svg:x="25.15cm" svg:y="5.06cm">
            <draw:text-box>
              <text:p text:style-name="P23"><text:span text:style-name="T16">30s</text:span></text:p>
            </draw:text-box>
          </draw:frame>
          <draw:line draw:style-name="gr37" draw:text-style-name="P4" draw:layer="layout" svg:x1="26.75cm" svg:y1="5.397cm" svg:x2="26.821cm" svg:y2="5.468cm">
            <text:p/>
          </draw:line>
          <draw:line draw:style-name="gr37" draw:text-style-name="P4" draw:layer="layout" svg:x1="26.81cm" svg:y1="5.468cm" svg:x2="26.881cm" svg:y2="5.397cm">
            <text:p/>
          </draw:line>
        </draw:g>
      </draw:page>
      <draw:page draw:name="page5" draw:style-name="dp1" draw:master-page-name="Standard">
        <draw:custom-shape draw:style-name="gr24" draw:text-style-name="P21" draw:layer="layout" svg:width="28cm" svg:height="15.75cm" svg:x="0cm" svg:y="0cm">
          <text:p text:style-name="P20"><text:s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3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8cm" svg:height="1.5cm" svg:x="0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25cm" svg:x2="28cm" svg:y2="14.2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g>
          <draw:frame draw:style-name="gr9" draw:text-style-name="P4" draw:layer="layout" svg:width="0.75cm" svg:height="0.75cm" svg:x="0.648cm" svg:y="14.4cm">
            <draw:image xlink:href="Pictures/100000010000020000000200E0228C2571D46482.png" xlink:type="simple" xlink:show="embed" xlink:actuate="onLoad" draw:mime-type="image/png">
              <text:p/>
            </draw:image>
          </draw:frame>
          <draw:frame draw:style-name="gr10" draw:text-style-name="P6" draw:layer="layout" svg:width="1.403cm" svg:height="0.75cm" svg:x="0.347cm" svg:y="15.1cm">
            <draw:text-box>
              <text:p><text:span text:style-name="T3">New</text:span></text:p>
            </draw:text-box>
          </draw:frame>
        </draw:g>
        <draw:g>
          <draw:frame draw:style-name="gr9" draw:text-style-name="P4" draw:layer="layout" svg:width="0.75cm" svg:height="0.75cm" svg:x="2.8cm" svg:y="14.4cm">
            <draw:image xlink:href="Pictures/100000010000020000000200654880643535B28C.png" xlink:type="simple" xlink:show="embed" xlink:actuate="onLoad" draw:mime-type="image/png">
              <text:p/>
            </draw:image>
          </draw:frame>
          <draw:frame draw:style-name="gr14" draw:text-style-name="P6" draw:layer="layout" svg:width="1.595cm" svg:height="0.736cm" svg:x="2.35cm" svg:y="15.1cm">
            <draw:text-box>
              <text:p><text:span text:style-name="T4">Ope</text:span><text:span text:style-name="T4">n</text:span></text:p>
            </draw:text-box>
          </draw:frame>
        </draw:g>
        <draw:line draw:style-name="gr5" draw:text-style-name="P4" draw:layer="layout" svg:x1="3.5cm" svg:y1="0.75cm" svg:x2="3.5cm" svg:y2="14.25cm">
          <text:p/>
        </draw:line>
        <draw:line draw:style-name="gr18" draw:text-style-name="P4" draw:layer="layout" svg:x1="0.2cm" svg:y1="3.75cm" svg:x2="3.05cm" svg:y2="3.75cm">
          <text:p/>
        </draw:line>
        <draw:frame draw:style-name="gr10" draw:text-style-name="P13" draw:layer="layout" svg:width="3.5cm" svg:height="0.75cm" svg:x="0cm" svg:y="1.75cm">
          <draw:text-box>
            <text:p text:style-name="P35"><text:span text:style-name="T12">Settin</text:span><text:span text:style-name="T12">gs</text:span></text:p>
          </draw:text-box>
        </draw:frame>
        <draw:frame draw:style-name="gr25" draw:text-style-name="P14" draw:layer="layout" svg:width="3.5cm" svg:height="1.039cm" svg:x="0cm" svg:y="2.5cm">
          <draw:text-box>
            <text:p><text:span text:style-name="T14">Curre</text:span><text:span text:style-name="T14">nt </text:span><text:span text:style-name="T14">Com</text:span><text:span text:style-name="T14">petiti</text:span><text:span text:style-name="T14">on</text:span></text:p>
          </draw:text-box>
        </draw:frame>
        <draw:frame draw:style-name="gr10" draw:text-style-name="P14" draw:layer="layout" svg:width="3.5cm" svg:height="0.75cm" svg:x="0cm" svg:y="4cm">
          <draw:text-box>
            <text:p><text:span text:style-name="T14">Matc</text:span><text:span text:style-name="T14">h </text:span><text:span text:style-name="T14">Histo</text:span><text:span text:style-name="T14">ry</text:span></text:p>
          </draw:text-box>
        </draw:frame>
        <draw:frame draw:style-name="gr10" draw:text-style-name="P14" draw:layer="layout" svg:width="3.5cm" svg:height="0.75cm" svg:x="0cm" svg:y="1cm">
          <draw:text-box>
            <text:p text:style-name="P22"><text:span text:style-name="T14">Hom</text:span><text:span text:style-name="T14">e</text:span></text:p>
          </draw:text-box>
        </draw:frame>
        <draw:frame draw:style-name="gr25" draw:text-style-name="P24" draw:layer="layout" svg:width="5.85cm" svg:height="1cm" svg:x="3.65cm" svg:y="1.3cm">
          <draw:text-box>
            <text:p><text:span text:style-name="T22">Se</text:span><text:span text:style-name="T22">tti</text:span><text:span text:style-name="T22">ng</text:span><text:span text:style-name="T22">s</text:span></text:p>
          </draw:text-box>
        </draw:frame>
        <draw:frame draw:style-name="gr10" draw:text-style-name="P25" draw:layer="layout" svg:width="3.05cm" svg:height="0.75cm" svg:x="3.65cm" svg:y="2.5cm">
          <draw:text-box>
            <text:p><text:span text:style-name="T16">Use </text:span><text:span text:style-name="T16">new </text:span><text:span text:style-name="T16">rules</text:span></text:p>
          </draw:text-box>
        </draw:frame>
        <draw:frame draw:style-name="gr10" draw:text-style-name="P25" draw:layer="layout" svg:width="5.25cm" svg:height="0.75cm" svg:x="3.65cm" svg:y="3.75cm">
          <draw:text-box>
            <text:p><text:span text:style-name="T16">Auto</text:span><text:span text:style-name="T16">-save</text:span></text:p>
          </draw:text-box>
        </draw:frame>
        <draw:frame draw:style-name="gr10" draw:text-style-name="P25" draw:layer="layout" svg:width="5.25cm" svg:height="0.75cm" svg:x="3.65cm" svg:y="5cm">
          <draw:text-box>
            <text:p><text:span text:style-name="T16">Auto</text:span><text:span text:style-name="T16">-save </text:span><text:span text:style-name="T16">inter</text:span><text:span text:style-name="T16">val</text:span></text:p>
          </draw:text-box>
        </draw:frame>
        <draw:frame draw:style-name="gr10" draw:text-style-name="P27" draw:layer="layout" svg:width="5.25cm" svg:height="0.75cm" svg:x="3.65cm" svg:y="6.25cm">
          <draw:text-box>
            <text:p text:style-name="P26"><text:span text:style-name="T23">Plac</text:span><text:span text:style-name="T23">ehol</text:span><text:span text:style-name="T23">der</text:span></text:p>
          </draw:text-box>
        </draw:frame>
        <draw:frame draw:style-name="gr10" draw:text-style-name="P27" draw:layer="layout" svg:width="5.25cm" svg:height="0.75cm" svg:x="3.65cm" svg:y="8.75cm">
          <draw:text-box>
            <text:p text:style-name="P26"><text:span text:style-name="T23">Plac</text:span><text:span text:style-name="T23">ehol</text:span><text:span text:style-name="T23">der</text:span></text:p>
          </draw:text-box>
        </draw:frame>
        <draw:frame draw:style-name="gr10" draw:text-style-name="P27" draw:layer="layout" svg:width="5.25cm" svg:height="0.75cm" svg:x="3.65cm" svg:y="7.5cm">
          <draw:text-box>
            <text:p text:style-name="P26"><text:span text:style-name="T23">Plac</text:span><text:span text:style-name="T23">ehol</text:span><text:span text:style-name="T23">der</text:span></text:p>
          </draw:text-box>
        </draw:frame>
        <draw:line draw:style-name="gr26" draw:text-style-name="P4" draw:layer="layout" svg:x1="3.95cm" svg:y1="3.5cm" svg:x2="11.2cm" svg:y2="3.5cm">
          <text:p/>
        </draw:line>
        <draw:line draw:style-name="gr18" draw:text-style-name="P4" draw:layer="layout" svg:x1="3.95cm" svg:y1="4.75cm" svg:x2="11.2cm" svg:y2="4.75cm">
          <text:p/>
        </draw:line>
        <draw:line draw:style-name="gr18" draw:text-style-name="P4" draw:layer="layout" svg:x1="3.95cm" svg:y1="6cm" svg:x2="11.2cm" svg:y2="6cm">
          <text:p/>
        </draw:line>
        <draw:line draw:style-name="gr18" draw:text-style-name="P4" draw:layer="layout" svg:x1="3.95cm" svg:y1="7.25cm" svg:x2="11.2cm" svg:y2="7.25cm">
          <text:p/>
        </draw:line>
        <draw:line draw:style-name="gr18" draw:text-style-name="P4" draw:layer="layout" svg:x1="3.95cm" svg:y1="8.5cm" svg:x2="11.2cm" svg:y2="8.5cm">
          <text:p/>
        </draw:line>
        <draw:g>
          <draw:custom-shape draw:style-name="gr27" draw:text-style-name="P28" draw:layer="layout" svg:width="0.3cm" svg:height="0.3cm" svg:x="10.549cm" svg:y="2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8" draw:layer="layout" svg:width="0.3cm" svg:height="0.3cm" svg:x="10.9cm" svg:y="2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9" draw:layer="layout" svg:width="0.35cm" svg:height="0.3cm" svg:x="10.699cm" svg:y="2.7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0" draw:layer="layout" svg:width="0.25cm" svg:height="0.25cm" svg:x="10.58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4" draw:layer="layout" svg:x1="10.63cm" svg:y1="2.8cm" svg:x2="10.779cm" svg:y2="2.951cm">
            <text:p/>
          </draw:line>
          <draw:line draw:style-name="gr30" draw:text-style-name="P4" draw:layer="layout" svg:x1="10.63cm" svg:y1="2.946cm" svg:x2="10.779cm" svg:y2="2.797cm">
            <text:p/>
          </draw:line>
        </draw:g>
        <draw:g>
          <draw:custom-shape draw:style-name="gr31" draw:text-style-name="P31" draw:layer="layout" svg:width="0.3cm" svg:height="0.3cm" svg:x="10.57cm" svg:y="3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31" draw:layer="layout" svg:width="0.3cm" svg:height="0.3cm" svg:x="10.9cm" svg:y="3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31" draw:layer="layout" svg:width="0.35cm" svg:height="0.3cm" svg:x="10.705cm" svg:y="3.9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0" draw:layer="layout" svg:width="0.25cm" svg:height="0.25cm" svg:x="10.92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32" draw:layer="layout" svg:x1="10.95cm" svg:y1="4.13cm" svg:x2="11.01cm" svg:y2="4.19cm">
            <text:p/>
          </draw:line>
          <draw:line draw:style-name="gr34" draw:text-style-name="P32" draw:layer="layout" svg:x1="11cm" svg:y1="4.201cm" svg:x2="11.141cm" svg:y2="4.06cm">
            <text:p/>
          </draw:line>
        </draw:g>
        <draw:g>
          <draw:custom-shape draw:style-name="gr35" draw:text-style-name="P33" draw:layer="layout" svg:width="1.75cm" svg:height="0.45cm" svg:x="9.45cm" svg:y="5.192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34" draw:layer="layout" svg:width="1.25cm" svg:height="0.687cm" svg:x="9.35cm" svg:y="5.06cm">
            <draw:text-box>
              <text:p text:style-name="P23"><text:span text:style-name="T16">30s</text:span></text:p>
            </draw:text-box>
          </draw:frame>
          <draw:line draw:style-name="gr37" draw:text-style-name="P4" draw:layer="layout" svg:x1="10.95cm" svg:y1="5.397cm" svg:x2="11.021cm" svg:y2="5.468cm">
            <text:p/>
          </draw:line>
          <draw:line draw:style-name="gr37" draw:text-style-name="P4" draw:layer="layout" svg:x1="11.01cm" svg:y1="5.468cm" svg:x2="11.081cm" svg:y2="5.397cm">
            <text:p/>
          </draw:line>
        </draw:g>
      </draw:page>
      <draw:page draw:name="page6" draw:style-name="dp1" draw:master-page-name="Standard">
        <draw:custom-shape draw:style-name="gr24" draw:text-style-name="P21" draw:layer="layout" svg:width="28cm" svg:height="15.75cm" svg:x="0cm" svg:y="0cm">
          <text:p text:style-name="P20"><text:s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3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8cm" svg:height="1.5cm" svg:x="0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25cm" svg:x2="28cm" svg:y2="14.2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g>
          <draw:frame draw:style-name="gr9" draw:text-style-name="P4" draw:layer="layout" svg:width="0.75cm" svg:height="0.75cm" svg:x="0.648cm" svg:y="14.4cm">
            <draw:image xlink:href="Pictures/100000010000020000000200E0228C2571D46482.png" xlink:type="simple" xlink:show="embed" xlink:actuate="onLoad" draw:mime-type="image/png">
              <text:p/>
            </draw:image>
          </draw:frame>
          <draw:frame draw:style-name="gr10" draw:text-style-name="P6" draw:layer="layout" svg:width="1.403cm" svg:height="0.75cm" svg:x="0.347cm" svg:y="15.1cm">
            <draw:text-box>
              <text:p><text:span text:style-name="T3">New</text:span></text:p>
            </draw:text-box>
          </draw:frame>
        </draw:g>
        <draw:g>
          <draw:frame draw:style-name="gr9" draw:text-style-name="P4" draw:layer="layout" svg:width="0.75cm" svg:height="0.75cm" svg:x="2.8cm" svg:y="14.4cm">
            <draw:image xlink:href="Pictures/100000010000020000000200654880643535B28C.png" xlink:type="simple" xlink:show="embed" xlink:actuate="onLoad" draw:mime-type="image/png">
              <text:p/>
            </draw:image>
          </draw:frame>
          <draw:frame draw:style-name="gr14" draw:text-style-name="P6" draw:layer="layout" svg:width="1.595cm" svg:height="0.736cm" svg:x="2.35cm" svg:y="15.1cm">
            <draw:text-box>
              <text:p><text:span text:style-name="T4">Ope</text:span><text:span text:style-name="T4">n</text:span></text:p>
            </draw:text-box>
          </draw:frame>
        </draw:g>
        <draw:line draw:style-name="gr5" draw:text-style-name="P4" draw:layer="layout" svg:x1="3.5cm" svg:y1="0.75cm" svg:x2="3.5cm" svg:y2="14.25cm">
          <text:p/>
        </draw:line>
        <draw:line draw:style-name="gr18" draw:text-style-name="P4" draw:layer="layout" svg:x1="0.2cm" svg:y1="3.75cm" svg:x2="3.05cm" svg:y2="3.75cm">
          <text:p/>
        </draw:line>
        <draw:frame draw:style-name="gr10" draw:text-style-name="P14" draw:layer="layout" svg:width="3.5cm" svg:height="0.75cm" svg:x="0cm" svg:y="1.75cm">
          <draw:text-box>
            <text:p text:style-name="P22"><text:span text:style-name="T14">Settin</text:span><text:span text:style-name="T14">gs</text:span></text:p>
          </draw:text-box>
        </draw:frame>
        <draw:frame draw:style-name="gr25" draw:text-style-name="P13" draw:layer="layout" svg:width="3.5cm" svg:height="1.039cm" svg:x="0cm" svg:y="2.5cm">
          <draw:text-box>
            <text:p text:style-name="P35"><text:span text:style-name="T12">C</text:span><text:span text:style-name="T12">ur</text:span><text:span text:style-name="T12">re</text:span><text:span text:style-name="T12">nt </text:span><text:span text:style-name="T12">C</text:span><text:span text:style-name="T12">o</text:span><text:span text:style-name="T12">m</text:span><text:span text:style-name="T12">p</text:span><text:span text:style-name="T12">et</text:span><text:span text:style-name="T12">iti</text:span><text:span text:style-name="T12">o</text:span><text:span text:style-name="T12">n</text:span></text:p>
          </draw:text-box>
        </draw:frame>
        <draw:frame draw:style-name="gr10" draw:text-style-name="P14" draw:layer="layout" svg:width="3.5cm" svg:height="0.75cm" svg:x="0cm" svg:y="4cm">
          <draw:text-box>
            <text:p><text:span text:style-name="T14">M</text:span><text:span text:style-name="T14">a</text:span><text:span text:style-name="T14">t</text:span><text:span text:style-name="T14">c</text:span><text:span text:style-name="T14">h</text:span><text:span text:style-name="T14"> </text:span><text:span text:style-name="T14">H</text:span><text:span text:style-name="T14">i</text:span><text:span text:style-name="T14">s</text:span><text:span text:style-name="T14">t</text:span><text:span text:style-name="T14">o</text:span><text:span text:style-name="T14">r</text:span><text:span text:style-name="T14">y</text:span></text:p>
          </draw:text-box>
        </draw:frame>
        <draw:frame draw:style-name="gr10" draw:text-style-name="P14" draw:layer="layout" svg:width="3.5cm" svg:height="0.75cm" svg:x="0cm" svg:y="1cm">
          <draw:text-box>
            <text:p text:style-name="P22"><text:span text:style-name="T14">Home</text:span></text:p>
          </draw:text-box>
        </draw:frame>
        <draw:frame draw:style-name="gr25" draw:text-style-name="P24" draw:layer="layout" svg:width="9.35cm" svg:height="1cm" svg:x="3.65cm" svg:y="1.3cm">
          <draw:text-box>
            <text:p><text:span text:style-name="T22">Cu</text:span><text:span text:style-name="T22">rre</text:span><text:span text:style-name="T22">nt </text:span><text:span text:style-name="T22">Co</text:span><text:span text:style-name="T22">mp</text:span><text:span text:style-name="T22">eti</text:span><text:span text:style-name="T22">tio</text:span><text:span text:style-name="T22">n</text:span></text:p>
          </draw:text-box>
        </draw:frame>
      </draw:page>
      <draw:page draw:name="page7" draw:style-name="dp1" draw:master-page-name="Standard">
        <draw:custom-shape draw:style-name="gr38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" draw:text-style-name="P36" draw:layer="layout" svg:width="0.3cm" svg:height="0.3cm" svg:x="0.75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36" draw:layer="layout" svg:width="0.3cm" svg:height="0.3cm" svg:x="1.101cm" svg:y="0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6" draw:layer="layout" svg:width="0.35cm" svg:height="0.3cm" svg:x="0.9cm" svg:y="0.7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0" draw:layer="layout" svg:width="0.25cm" svg:height="0.25cm" svg:x="0.781cm" svg:y="0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4" draw:layer="layout" svg:x1="0.831cm" svg:y1="0.82cm" svg:x2="0.98cm" svg:y2="0.971cm">
            <text:p/>
          </draw:line>
          <draw:line draw:style-name="gr30" draw:text-style-name="P4" draw:layer="layout" svg:x1="0.831cm" svg:y1="0.966cm" svg:x2="0.98cm" svg:y2="0.817cm">
            <text:p/>
          </draw:line>
        </draw:g>
        <draw:g>
          <draw:custom-shape draw:style-name="gr31" draw:text-style-name="P31" draw:layer="layout" svg:width="0.3cm" svg:height="0.3cm" svg:x="0.75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31" draw:layer="layout" svg:width="0.3cm" svg:height="0.3cm" svg:x="1.08cm" svg:y="1.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2" draw:text-style-name="P31" draw:layer="layout" svg:width="0.35cm" svg:height="0.3cm" svg:x="0.885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0" draw:layer="layout" svg:width="0.25cm" svg:height="0.25cm" svg:x="1.1cm" svg:y="1.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3" draw:text-style-name="P32" draw:layer="layout" svg:x1="1.13cm" svg:y1="1.85cm" svg:x2="1.19cm" svg:y2="1.91cm">
            <text:p/>
          </draw:line>
          <draw:line draw:style-name="gr34" draw:text-style-name="P32" draw:layer="layout" svg:x1="1.18cm" svg:y1="1.921cm" svg:x2="1.321cm" svg:y2="1.78cm">
            <text:p/>
          </draw:line>
        </draw:g>
        <draw:g>
          <draw:custom-shape draw:style-name="gr27" draw:text-style-name="P28" draw:layer="layout" svg:width="0.3cm" svg:height="0.3cm" svg:x="1.849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8" draw:layer="layout" svg:width="0.3cm" svg:height="0.3cm" svg:x="2.2cm" svg:y="0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9" draw:layer="layout" svg:width="0.35cm" svg:height="0.3cm" svg:x="1.999cm" svg:y="0.7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0" draw:layer="layout" svg:width="0.25cm" svg:height="0.25cm" svg:x="1.88cm" svg:y="0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4" draw:layer="layout" svg:x1="1.93cm" svg:y1="0.82cm" svg:x2="2.079cm" svg:y2="0.971cm">
            <text:p/>
          </draw:line>
          <draw:line draw:style-name="gr30" draw:text-style-name="P4" draw:layer="layout" svg:x1="1.93cm" svg:y1="0.966cm" svg:x2="2.079cm" svg:y2="0.817cm">
            <text:p/>
          </draw:line>
        </draw:g>
        <draw:g>
          <draw:custom-shape draw:style-name="gr41" draw:text-style-name="P33" draw:layer="layout" svg:width="1.758cm" svg:height="0.45cm" svg:x="0.742cm" svg:y="2.382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34" draw:layer="layout" svg:width="1.25cm" svg:height="0.687cm" svg:x="0.642cm" svg:y="2.25cm">
            <draw:text-box>
              <text:p text:style-name="P23"><text:span text:style-name="T16">30s</text:span></text:p>
            </draw:text-box>
          </draw:frame>
          <draw:line draw:style-name="gr37" draw:text-style-name="P4" draw:layer="layout" svg:x1="2.242cm" svg:y1="2.587cm" svg:x2="2.313cm" svg:y2="2.658cm">
            <text:p/>
          </draw:line>
          <draw:line draw:style-name="gr37" draw:text-style-name="P4" draw:layer="layout" svg:x1="2.302cm" svg:y1="2.658cm" svg:x2="2.373cm" svg:y2="2.587cm">
            <text:p/>
          </draw:line>
        </draw:g>
        <draw:g>
          <draw:g>
            <draw:custom-shape draw:style-name="gr35" draw:text-style-name="P33" draw:layer="layout" svg:width="1.75cm" svg:height="0.45cm" svg:x="7.25cm" svg:y="0.632cm">
              <text:p/>
              <draw:enhanced-geometry svg:viewBox="0 0 21600 21600" draw:type="rectangle" draw:enhanced-path="M 0 0 L 21600 0 21600 21600 0 21600 0 0 Z N"/>
            </draw:custom-shape>
            <draw:frame draw:style-name="gr36" draw:text-style-name="P34" draw:layer="layout" svg:width="1.25cm" svg:height="0.687cm" svg:x="7.15cm" svg:y="0.5cm">
              <draw:text-box>
                <text:p text:style-name="P23">30s</text:p>
              </draw:text-box>
            </draw:frame>
            <draw:line draw:style-name="gr37" draw:text-style-name="P4" draw:layer="layout" svg:x1="8.75cm" svg:y1="0.837cm" svg:x2="8.821cm" svg:y2="0.908cm">
              <text:p/>
            </draw:line>
            <draw:line draw:style-name="gr37" draw:text-style-name="P4" draw:layer="layout" svg:x1="8.81cm" svg:y1="0.908cm" svg:x2="8.881cm" svg:y2="0.837cm">
              <text:p/>
            </draw:line>
          </draw:g>
          <draw:custom-shape draw:style-name="gr42" draw:text-style-name="P37" draw:layer="layout" svg:width="1.75cm" svg:height="1.5cm" svg:x="7.25cm" svg:y="1.0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1.75cm" svg:height="0.5cm" svg:x="7.25cm" svg:y="1.58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40" draw:layer="layout" svg:width="1.6cm" svg:height="0.687cm" svg:x="7.15cm" svg:y="1.5cm">
            <draw:text-box>
              <text:p text:style-name="P39"><text:span text:style-name="T16">30s</text:span></text:p>
            </draw:text-box>
          </draw:frame>
          <draw:frame draw:style-name="gr44" draw:text-style-name="P40" draw:layer="layout" svg:width="1.6cm" svg:height="0.687cm" svg:x="7.15cm" svg:y="2cm">
            <draw:text-box>
              <text:p text:style-name="P39"><text:span text:style-name="T16">1 </text:span><text:span text:style-name="T16">min</text:span></text:p>
            </draw:text-box>
          </draw:frame>
          <draw:frame draw:style-name="gr44" draw:text-style-name="P41" draw:layer="layout" svg:width="1.6cm" svg:height="0.687cm" svg:x="7.15cm" svg:y="0.987cm">
            <draw:text-box>
              <text:p text:style-name="P39"><text:span text:style-name="T16">15s</text:span></text:p>
            </draw:text-box>
          </draw:frame>
          <draw:g>
            <draw:line draw:style-name="gr45" draw:text-style-name="P4" draw:layer="layout" svg:x1="7.25cm" svg:y1="1.08cm" svg:x2="9cm" svg:y2="1.08cm">
              <text:p/>
            </draw:line>
            <draw:line draw:style-name="gr46" draw:text-style-name="P4" draw:layer="layout" svg:x1="7.25cm" svg:y1="1.08cm" svg:x2="7.25cm" svg:y2="2.58cm">
              <text:p/>
            </draw:line>
            <draw:line draw:style-name="gr46" draw:text-style-name="P4" draw:layer="layout" svg:x1="9cm" svg:y1="1.08cm" svg:x2="9cm" svg:y2="2.58cm">
              <text:p/>
            </draw:line>
            <draw:line draw:style-name="gr46" draw:text-style-name="P4" draw:layer="layout" svg:x1="7.25cm" svg:y1="2.58cm" svg:x2="9cm" svg:y2="2.5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6T20:20:08.367348824</meta:creation-date>
    <dc:date>2022-10-04T02:32:53.035228245</dc:date>
    <meta:editing-duration>PT11H9M42S</meta:editing-duration>
    <meta:editing-cycles>60</meta:editing-cycles>
    <meta:generator>LibreOffice/7.3.6.2$Linux_X86_64 LibreOffice_project/30$Build-2</meta:generator>
    <meta:document-statistic meta:object-count="266"/>
  </office:meta>
</office:document-meta>
</file>